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1"/>
        <table:table-column table:style-name="co1" table:number-columns-repeated="26" table:default-cell-style-name="Default"/>
        <table:table-row table:style-name="ro1">
          <table:table-cell table:style-name="Default" table:number-columns-repeated="3"/>
          <table:table-cell table:number-columns-repeated="26"/>
        </table:table-row>
        <table:table-row table:style-name="ro1">
          <table:table-cell/>
          <table:table-cell office:value-type="string" calcext:value-type="string">
            <text:p>ICC</text:p>
          </table:table-cell>
          <table:table-cell/>
          <table:table-cell table:style-name="ce1" table:number-columns-repeated="6"/>
          <table:table-cell table:number-columns-repeated="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4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912" calcext:value-type="float">
            <text:p>196912</text:p>
          </table:table-cell>
          <table:table-cell office:value-type="float" office:value="1008022" calcext:value-type="float">
            <text:p>1008022</text:p>
          </table:table-cell>
          <table:table-cell table:style-name="ce1" office:value-type="float" office:value="274922" calcext:value-type="float">
            <text:p>274922</text:p>
          </table:table-cell>
          <table:table-cell table:style-name="ce1" office:value-type="float" office:value="1003832" calcext:value-type="float">
            <text:p>1003832</text:p>
          </table:table-cell>
          <table:table-cell table:style-name="ce1" office:value-type="float" office:value="145520" calcext:value-type="float">
            <text:p>145520</text:p>
          </table:table-cell>
          <table:table-cell table:style-name="ce1" office:value-type="float" office:value="608468" calcext:value-type="float">
            <text:p>608468</text:p>
          </table:table-cell>
          <table:table-cell table:style-name="ce1" office:value-type="float" office:value="149481" calcext:value-type="float">
            <text:p>149481</text:p>
          </table:table-cell>
          <table:table-cell table:style-name="ce1" office:value-type="float" office:value="614150" calcext:value-type="float">
            <text:p>614150</text:p>
          </table:table-cell>
          <table:table-cell table:style-name="ce1" office:value-type="float" office:value="109921" calcext:value-type="float">
            <text:p>109921</text:p>
          </table:table-cell>
          <table:table-cell table:style-name="ce1" office:value-type="float" office:value="255597" calcext:value-type="float">
            <text:p>255597</text:p>
          </table:table-cell>
          <table:table-cell table:style-name="ce1" office:value-type="float" office:value="103317" calcext:value-type="float">
            <text:p>103317</text:p>
          </table:table-cell>
          <table:table-cell table:style-name="ce1" office:value-type="float" office:value="311998" calcext:value-type="float">
            <text:p>311998</text:p>
          </table:table-cell>
          <table:table-cell table:style-name="ce1" office:value-type="float" office:value="102403" calcext:value-type="float">
            <text:p>102403</text:p>
          </table:table-cell>
          <table:table-cell table:style-name="ce1" office:value-type="float" office:value="135562" calcext:value-type="float">
            <text:p>135562</text:p>
          </table:table-cell>
          <table:table-cell table:style-name="ce1" office:value-type="float" office:value="85797" calcext:value-type="float">
            <text:p>85797</text:p>
          </table:table-cell>
          <table:table-cell table:style-name="ce1" office:value-type="float" office:value="139011" calcext:value-type="float">
            <text:p>139011</text:p>
          </table:table-cell>
          <table:table-cell office:value-type="float" office:value="85375" calcext:value-type="float">
            <text:p>85375</text:p>
          </table:table-cell>
          <table:table-cell office:value-type="float" office:value="107199" calcext:value-type="float">
            <text:p>107199</text:p>
          </table:table-cell>
          <table:table-cell office:value-type="float" office:value="100462" calcext:value-type="float">
            <text:p>100462</text:p>
          </table:table-cell>
          <table:table-cell office:value-type="float" office:value="95827" calcext:value-type="float">
            <text:p>95827</text:p>
          </table:table-cell>
          <table:table-cell office:value-type="float" office:value="106761" calcext:value-type="float">
            <text:p>106761</text:p>
          </table:table-cell>
          <table:table-cell office:value-type="float" office:value="107416" calcext:value-type="float">
            <text:p>107416</text:p>
          </table:table-cell>
          <table:table-cell office:value-type="float" office:value="85014" calcext:value-type="float">
            <text:p>85014</text:p>
          </table:table-cell>
          <table:table-cell office:value-type="float" office:value="105187" calcext:value-type="float">
            <text:p>105187</text:p>
          </table:table-cell>
          <table:table-cell office:value-type="float" office:value="110988" calcext:value-type="float">
            <text:p>110988</text:p>
          </table:table-cell>
          <table:table-cell office:value-type="float" office:value="137528" calcext:value-type="float">
            <text:p>137528</text:p>
          </table:table-cell>
          <table:table-cell office:value-type="float" office:value="123106" calcext:value-type="float">
            <text:p>123106</text:p>
          </table:table-cell>
          <table:table-cell office:value-type="float" office:value="167378" calcext:value-type="float">
            <text:p>1673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4155" calcext:value-type="float">
            <text:p>194155</text:p>
          </table:table-cell>
          <table:table-cell office:value-type="float" office:value="993516" calcext:value-type="float">
            <text:p>993516</text:p>
          </table:table-cell>
          <table:table-cell table:style-name="ce1" office:value-type="float" office:value="283974" calcext:value-type="float">
            <text:p>283974</text:p>
          </table:table-cell>
          <table:table-cell table:style-name="ce1" office:value-type="float" office:value="982492" calcext:value-type="float">
            <text:p>982492</text:p>
          </table:table-cell>
          <table:table-cell table:style-name="ce1" office:value-type="float" office:value="170533" calcext:value-type="float">
            <text:p>170533</text:p>
          </table:table-cell>
          <table:table-cell table:style-name="ce1" office:value-type="float" office:value="624264" calcext:value-type="float">
            <text:p>624264</text:p>
          </table:table-cell>
          <table:table-cell table:style-name="ce1" office:value-type="float" office:value="138461" calcext:value-type="float">
            <text:p>138461</text:p>
          </table:table-cell>
          <table:table-cell table:style-name="ce1" office:value-type="float" office:value="528188" calcext:value-type="float">
            <text:p>528188</text:p>
          </table:table-cell>
          <table:table-cell table:style-name="ce1" office:value-type="float" office:value="114944" calcext:value-type="float">
            <text:p>114944</text:p>
          </table:table-cell>
          <table:table-cell table:style-name="ce1" office:value-type="float" office:value="275100" calcext:value-type="float">
            <text:p>275100</text:p>
          </table:table-cell>
          <table:table-cell table:style-name="ce1" office:value-type="float" office:value="118028" calcext:value-type="float">
            <text:p>118028</text:p>
          </table:table-cell>
          <table:table-cell table:style-name="ce1" office:value-type="float" office:value="265445" calcext:value-type="float">
            <text:p>265445</text:p>
          </table:table-cell>
          <table:table-cell table:style-name="ce1" office:value-type="float" office:value="97933" calcext:value-type="float">
            <text:p>97933</text:p>
          </table:table-cell>
          <table:table-cell table:style-name="ce1" office:value-type="float" office:value="152176" calcext:value-type="float">
            <text:p>152176</text:p>
          </table:table-cell>
          <table:table-cell table:style-name="ce1" office:value-type="float" office:value="103620" calcext:value-type="float">
            <text:p>103620</text:p>
          </table:table-cell>
          <table:table-cell table:style-name="ce1" office:value-type="float" office:value="140018" calcext:value-type="float">
            <text:p>140018</text:p>
          </table:table-cell>
          <table:table-cell office:value-type="float" office:value="88970" calcext:value-type="float">
            <text:p>88970</text:p>
          </table:table-cell>
          <table:table-cell office:value-type="float" office:value="101373" calcext:value-type="float">
            <text:p>101373</text:p>
          </table:table-cell>
          <table:table-cell office:value-type="float" office:value="105247" calcext:value-type="float">
            <text:p>105247</text:p>
          </table:table-cell>
          <table:table-cell office:value-type="float" office:value="90577" calcext:value-type="float">
            <text:p>90577</text:p>
          </table:table-cell>
          <table:table-cell office:value-type="float" office:value="88867" calcext:value-type="float">
            <text:p>88867</text:p>
          </table:table-cell>
          <table:table-cell office:value-type="float" office:value="97744" calcext:value-type="float">
            <text:p>97744</text:p>
          </table:table-cell>
          <table:table-cell office:value-type="float" office:value="105504" calcext:value-type="float">
            <text:p>105504</text:p>
          </table:table-cell>
          <table:table-cell office:value-type="float" office:value="104537" calcext:value-type="float">
            <text:p>104537</text:p>
          </table:table-cell>
          <table:table-cell office:value-type="float" office:value="124718" calcext:value-type="float">
            <text:p>124718</text:p>
          </table:table-cell>
          <table:table-cell office:value-type="float" office:value="180986" calcext:value-type="float">
            <text:p>180986</text:p>
          </table:table-cell>
          <table:table-cell office:value-type="float" office:value="120680" calcext:value-type="float">
            <text:p>120680</text:p>
          </table:table-cell>
          <table:table-cell office:value-type="float" office:value="140734" calcext:value-type="float">
            <text:p>1407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8525" calcext:value-type="float">
            <text:p>198525</text:p>
          </table:table-cell>
          <table:table-cell office:value-type="float" office:value="1001644" calcext:value-type="float">
            <text:p>1001644</text:p>
          </table:table-cell>
          <table:table-cell table:style-name="ce1" office:value-type="float" office:value="271259" calcext:value-type="float">
            <text:p>271259</text:p>
          </table:table-cell>
          <table:table-cell table:style-name="ce1" office:value-type="float" office:value="1021829" calcext:value-type="float">
            <text:p>1021829</text:p>
          </table:table-cell>
          <table:table-cell table:style-name="ce1" office:value-type="float" office:value="169438" calcext:value-type="float">
            <text:p>169438</text:p>
          </table:table-cell>
          <table:table-cell table:style-name="ce1" office:value-type="float" office:value="620695" calcext:value-type="float">
            <text:p>620695</text:p>
          </table:table-cell>
          <table:table-cell table:style-name="ce1" office:value-type="float" office:value="143112" calcext:value-type="float">
            <text:p>143112</text:p>
          </table:table-cell>
          <table:table-cell table:style-name="ce1" office:value-type="float" office:value="609795" calcext:value-type="float">
            <text:p>609795</text:p>
          </table:table-cell>
          <table:table-cell table:style-name="ce1" office:value-type="float" office:value="111117" calcext:value-type="float">
            <text:p>111117</text:p>
          </table:table-cell>
          <table:table-cell table:style-name="ce1" office:value-type="float" office:value="254254" calcext:value-type="float">
            <text:p>254254</text:p>
          </table:table-cell>
          <table:table-cell table:style-name="ce1" office:value-type="float" office:value="117505" calcext:value-type="float">
            <text:p>117505</text:p>
          </table:table-cell>
          <table:table-cell table:style-name="ce1" office:value-type="float" office:value="259392" calcext:value-type="float">
            <text:p>259392</text:p>
          </table:table-cell>
          <table:table-cell table:style-name="ce1" office:value-type="float" office:value="106239" calcext:value-type="float">
            <text:p>106239</text:p>
          </table:table-cell>
          <table:table-cell table:style-name="ce1" office:value-type="float" office:value="138267" calcext:value-type="float">
            <text:p>138267</text:p>
          </table:table-cell>
          <table:table-cell table:style-name="ce1" office:value-type="float" office:value="100664" calcext:value-type="float">
            <text:p>100664</text:p>
          </table:table-cell>
          <table:table-cell table:style-name="ce1" office:value-type="float" office:value="137636" calcext:value-type="float">
            <text:p>137636</text:p>
          </table:table-cell>
          <table:table-cell office:value-type="float" office:value="100442" calcext:value-type="float">
            <text:p>100442</text:p>
          </table:table-cell>
          <table:table-cell office:value-type="float" office:value="103817" calcext:value-type="float">
            <text:p>103817</text:p>
          </table:table-cell>
          <table:table-cell office:value-type="float" office:value="100319" calcext:value-type="float">
            <text:p>100319</text:p>
          </table:table-cell>
          <table:table-cell office:value-type="float" office:value="106590" calcext:value-type="float">
            <text:p>106590</text:p>
          </table:table-cell>
          <table:table-cell office:value-type="float" office:value="115528" calcext:value-type="float">
            <text:p>115528</text:p>
          </table:table-cell>
          <table:table-cell office:value-type="float" office:value="106085" calcext:value-type="float">
            <text:p>106085</text:p>
          </table:table-cell>
          <table:table-cell office:value-type="float" office:value="108383" calcext:value-type="float">
            <text:p>108383</text:p>
          </table:table-cell>
          <table:table-cell office:value-type="float" office:value="108739" calcext:value-type="float">
            <text:p>108739</text:p>
          </table:table-cell>
          <table:table-cell office:value-type="float" office:value="142289" calcext:value-type="float">
            <text:p>142289</text:p>
          </table:table-cell>
          <table:table-cell office:value-type="float" office:value="144282" calcext:value-type="float">
            <text:p>144282</text:p>
          </table:table-cell>
          <table:table-cell office:value-type="float" office:value="136708" calcext:value-type="float">
            <text:p>136708</text:p>
          </table:table-cell>
          <table:table-cell office:value-type="float" office:value="181939" calcext:value-type="float">
            <text:p>1819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801" calcext:value-type="float">
            <text:p>198801</text:p>
          </table:table-cell>
          <table:table-cell office:value-type="float" office:value="1013084" calcext:value-type="float">
            <text:p>1013084</text:p>
          </table:table-cell>
          <table:table-cell table:style-name="ce1" office:value-type="float" office:value="271254" calcext:value-type="float">
            <text:p>271254</text:p>
          </table:table-cell>
          <table:table-cell table:style-name="ce1" office:value-type="float" office:value="994620" calcext:value-type="float">
            <text:p>994620</text:p>
          </table:table-cell>
          <table:table-cell table:style-name="ce1" office:value-type="float" office:value="157659" calcext:value-type="float">
            <text:p>157659</text:p>
          </table:table-cell>
          <table:table-cell table:style-name="ce1" office:value-type="float" office:value="484860" calcext:value-type="float">
            <text:p>484860</text:p>
          </table:table-cell>
          <table:table-cell table:style-name="ce1" office:value-type="float" office:value="146538" calcext:value-type="float">
            <text:p>146538</text:p>
          </table:table-cell>
          <table:table-cell table:style-name="ce1" office:value-type="float" office:value="619800" calcext:value-type="float">
            <text:p>619800</text:p>
          </table:table-cell>
          <table:table-cell table:style-name="ce1" office:value-type="float" office:value="115408" calcext:value-type="float">
            <text:p>115408</text:p>
          </table:table-cell>
          <table:table-cell table:style-name="ce1" office:value-type="float" office:value="299226" calcext:value-type="float">
            <text:p>299226</text:p>
          </table:table-cell>
          <table:table-cell table:style-name="ce9" office:value-type="float" office:value="112250" calcext:value-type="float">
            <text:p>112250</text:p>
          </table:table-cell>
          <table:table-cell table:style-name="ce1" office:value-type="float" office:value="248003" calcext:value-type="float">
            <text:p>248003</text:p>
          </table:table-cell>
          <table:table-cell table:style-name="ce1" office:value-type="float" office:value="95341" calcext:value-type="float">
            <text:p>95341</text:p>
          </table:table-cell>
          <table:table-cell table:style-name="ce1" office:value-type="float" office:value="154706" calcext:value-type="float">
            <text:p>154706</text:p>
          </table:table-cell>
          <table:table-cell table:style-name="ce1" office:value-type="float" office:value="95177" calcext:value-type="float">
            <text:p>95177</text:p>
          </table:table-cell>
          <table:table-cell table:style-name="ce1" office:value-type="float" office:value="139393" calcext:value-type="float">
            <text:p>139393</text:p>
          </table:table-cell>
          <table:table-cell office:value-type="float" office:value="102911" calcext:value-type="float">
            <text:p>102911</text:p>
          </table:table-cell>
          <table:table-cell office:value-type="float" office:value="108940" calcext:value-type="float">
            <text:p>108940</text:p>
          </table:table-cell>
          <table:table-cell office:value-type="float" office:value="97961" calcext:value-type="float">
            <text:p>97961</text:p>
          </table:table-cell>
          <table:table-cell office:value-type="float" office:value="101921" calcext:value-type="float">
            <text:p>101921</text:p>
          </table:table-cell>
          <table:table-cell office:value-type="float" office:value="112425" calcext:value-type="float">
            <text:p>112425</text:p>
          </table:table-cell>
          <table:table-cell office:value-type="float" office:value="107695" calcext:value-type="float">
            <text:p>107695</text:p>
          </table:table-cell>
          <table:table-cell office:value-type="float" office:value="115664" calcext:value-type="float">
            <text:p>115664</text:p>
          </table:table-cell>
          <table:table-cell office:value-type="float" office:value="108171" calcext:value-type="float">
            <text:p>108171</text:p>
          </table:table-cell>
          <table:table-cell office:value-type="float" office:value="124416" calcext:value-type="float">
            <text:p>124416</text:p>
          </table:table-cell>
          <table:table-cell office:value-type="float" office:value="114594" calcext:value-type="float">
            <text:p>114594</text:p>
          </table:table-cell>
          <table:table-cell office:value-type="float" office:value="119763" calcext:value-type="float">
            <text:p>119763</text:p>
          </table:table-cell>
          <table:table-cell office:value-type="float" office:value="131891" calcext:value-type="float">
            <text:p>1318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700" calcext:value-type="float">
            <text:p>199700</text:p>
          </table:table-cell>
          <table:table-cell office:value-type="float" office:value="1010091" calcext:value-type="float">
            <text:p>1010091</text:p>
          </table:table-cell>
          <table:table-cell table:style-name="ce1" office:value-type="float" office:value="196118" calcext:value-type="float">
            <text:p>196118</text:p>
          </table:table-cell>
          <table:table-cell table:style-name="ce1" office:value-type="float" office:value="967751" calcext:value-type="float">
            <text:p>967751</text:p>
          </table:table-cell>
          <table:table-cell table:style-name="ce1" office:value-type="float" office:value="144969" calcext:value-type="float">
            <text:p>144969</text:p>
          </table:table-cell>
          <table:table-cell table:style-name="ce1" office:value-type="float" office:value="635204" calcext:value-type="float">
            <text:p>635204</text:p>
          </table:table-cell>
          <table:table-cell table:style-name="ce1" office:value-type="float" office:value="149978" calcext:value-type="float">
            <text:p>149978</text:p>
          </table:table-cell>
          <table:table-cell table:style-name="ce1" office:value-type="float" office:value="596776" calcext:value-type="float">
            <text:p>596776</text:p>
          </table:table-cell>
          <table:table-cell table:style-name="ce1" office:value-type="float" office:value="116211" calcext:value-type="float">
            <text:p>116211</text:p>
          </table:table-cell>
          <table:table-cell table:style-name="ce1" office:value-type="float" office:value="285306" calcext:value-type="float">
            <text:p>285306</text:p>
          </table:table-cell>
          <table:table-cell table:style-name="ce1" office:value-type="float" office:value="116849" calcext:value-type="float">
            <text:p>116849</text:p>
          </table:table-cell>
          <table:table-cell table:style-name="ce1" office:value-type="float" office:value="264244" calcext:value-type="float">
            <text:p>264244</text:p>
          </table:table-cell>
          <table:table-cell table:style-name="ce1" office:value-type="float" office:value="94479" calcext:value-type="float">
            <text:p>94479</text:p>
          </table:table-cell>
          <table:table-cell table:style-name="ce1" office:value-type="float" office:value="137309" calcext:value-type="float">
            <text:p>137309</text:p>
          </table:table-cell>
          <table:table-cell table:style-name="ce1" office:value-type="float" office:value="103091" calcext:value-type="float">
            <text:p>103091</text:p>
          </table:table-cell>
          <table:table-cell table:style-name="ce1" office:value-type="float" office:value="138584" calcext:value-type="float">
            <text:p>138584</text:p>
          </table:table-cell>
          <table:table-cell office:value-type="float" office:value="108500" calcext:value-type="float">
            <text:p>108500</text:p>
          </table:table-cell>
          <table:table-cell office:value-type="float" office:value="96954" calcext:value-type="float">
            <text:p>96954</text:p>
          </table:table-cell>
          <table:table-cell office:value-type="float" office:value="101410" calcext:value-type="float">
            <text:p>101410</text:p>
          </table:table-cell>
          <table:table-cell office:value-type="float" office:value="95445" calcext:value-type="float">
            <text:p>95445</text:p>
          </table:table-cell>
          <table:table-cell office:value-type="float" office:value="108365" calcext:value-type="float">
            <text:p>108365</text:p>
          </table:table-cell>
          <table:table-cell office:value-type="float" office:value="109866" calcext:value-type="float">
            <text:p>109866</text:p>
          </table:table-cell>
          <table:table-cell office:value-type="float" office:value="113680" calcext:value-type="float">
            <text:p>113680</text:p>
          </table:table-cell>
          <table:table-cell office:value-type="float" office:value="96531" calcext:value-type="float">
            <text:p>96531</text:p>
          </table:table-cell>
          <table:table-cell office:value-type="float" office:value="121596" calcext:value-type="float">
            <text:p>121596</text:p>
          </table:table-cell>
          <table:table-cell office:value-type="float" office:value="142495" calcext:value-type="float">
            <text:p>142495</text:p>
          </table:table-cell>
          <table:table-cell office:value-type="float" office:value="125813" calcext:value-type="float">
            <text:p>125813</text:p>
          </table:table-cell>
          <table:table-cell office:value-type="float" office:value="156798" calcext:value-type="float">
            <text:p>1567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6189" calcext:value-type="float">
            <text:p>196189</text:p>
          </table:table-cell>
          <table:table-cell office:value-type="float" office:value="1000763" calcext:value-type="float">
            <text:p>1000763</text:p>
          </table:table-cell>
          <table:table-cell table:style-name="ce1" office:value-type="float" office:value="273834" calcext:value-type="float">
            <text:p>273834</text:p>
          </table:table-cell>
          <table:table-cell table:style-name="ce1" office:value-type="float" office:value="1015689" calcext:value-type="float">
            <text:p>1015689</text:p>
          </table:table-cell>
          <table:table-cell table:style-name="ce1" office:value-type="float" office:value="145299" calcext:value-type="float">
            <text:p>145299</text:p>
          </table:table-cell>
          <table:table-cell table:style-name="ce1" office:value-type="float" office:value="637811" calcext:value-type="float">
            <text:p>637811</text:p>
          </table:table-cell>
          <table:table-cell table:style-name="ce1" office:value-type="float" office:value="162279" calcext:value-type="float">
            <text:p>162279</text:p>
          </table:table-cell>
          <table:table-cell table:style-name="ce1" office:value-type="float" office:value="469505" calcext:value-type="float">
            <text:p>469505</text:p>
          </table:table-cell>
          <table:table-cell table:style-name="ce1" office:value-type="float" office:value="101608" calcext:value-type="float">
            <text:p>101608</text:p>
          </table:table-cell>
          <table:table-cell table:style-name="ce1" office:value-type="float" office:value="319531" calcext:value-type="float">
            <text:p>319531</text:p>
          </table:table-cell>
          <table:table-cell table:style-name="ce1" office:value-type="float" office:value="108965" calcext:value-type="float">
            <text:p>108965</text:p>
          </table:table-cell>
          <table:table-cell table:style-name="ce1" office:value-type="float" office:value="250614" calcext:value-type="float">
            <text:p>250614</text:p>
          </table:table-cell>
          <table:table-cell table:style-name="ce1" office:value-type="float" office:value="105780" calcext:value-type="float">
            <text:p>105780</text:p>
          </table:table-cell>
          <table:table-cell table:style-name="ce1" office:value-type="float" office:value="139861" calcext:value-type="float">
            <text:p>139861</text:p>
          </table:table-cell>
          <table:table-cell table:style-name="ce1" office:value-type="float" office:value="72011" calcext:value-type="float">
            <text:p>72011</text:p>
          </table:table-cell>
          <table:table-cell table:style-name="ce1" office:value-type="float" office:value="140716" calcext:value-type="float">
            <text:p>140716</text:p>
          </table:table-cell>
          <table:table-cell office:value-type="float" office:value="104736" calcext:value-type="float">
            <text:p>104736</text:p>
          </table:table-cell>
          <table:table-cell office:value-type="float" office:value="99409" calcext:value-type="float">
            <text:p>99409</text:p>
          </table:table-cell>
          <table:table-cell office:value-type="float" office:value="85810" calcext:value-type="float">
            <text:p>85810</text:p>
          </table:table-cell>
          <table:table-cell office:value-type="float" office:value="92625" calcext:value-type="float">
            <text:p>92625</text:p>
          </table:table-cell>
          <table:table-cell office:value-type="float" office:value="112208" calcext:value-type="float">
            <text:p>112208</text:p>
          </table:table-cell>
          <table:table-cell office:value-type="float" office:value="104911" calcext:value-type="float">
            <text:p>104911</text:p>
          </table:table-cell>
          <table:table-cell office:value-type="float" office:value="113851" calcext:value-type="float">
            <text:p>113851</text:p>
          </table:table-cell>
          <table:table-cell office:value-type="float" office:value="108613" calcext:value-type="float">
            <text:p>108613</text:p>
          </table:table-cell>
          <table:table-cell office:value-type="float" office:value="123334" calcext:value-type="float">
            <text:p>123334</text:p>
          </table:table-cell>
          <table:table-cell office:value-type="float" office:value="159890" calcext:value-type="float">
            <text:p>159890</text:p>
          </table:table-cell>
          <table:table-cell office:value-type="float" office:value="114510" calcext:value-type="float">
            <text:p>114510</text:p>
          </table:table-cell>
          <table:table-cell office:value-type="float" office:value="152841" calcext:value-type="float">
            <text:p>1528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8259" calcext:value-type="float">
            <text:p>198259</text:p>
          </table:table-cell>
          <table:table-cell office:value-type="float" office:value="1000272" calcext:value-type="float">
            <text:p>1000272</text:p>
          </table:table-cell>
          <table:table-cell table:style-name="ce1" office:value-type="float" office:value="285624" calcext:value-type="float">
            <text:p>285624</text:p>
          </table:table-cell>
          <table:table-cell table:style-name="ce1" office:value-type="float" office:value="939935" calcext:value-type="float">
            <text:p>939935</text:p>
          </table:table-cell>
          <table:table-cell table:style-name="ce1" office:value-type="float" office:value="154913" calcext:value-type="float">
            <text:p>154913</text:p>
          </table:table-cell>
          <table:table-cell table:style-name="ce1" office:value-type="float" office:value="602781" calcext:value-type="float">
            <text:p>602781</text:p>
          </table:table-cell>
          <table:table-cell table:style-name="ce1" office:value-type="float" office:value="171523" calcext:value-type="float">
            <text:p>171523</text:p>
          </table:table-cell>
          <table:table-cell table:style-name="ce1" office:value-type="float" office:value="601767" calcext:value-type="float">
            <text:p>601767</text:p>
          </table:table-cell>
          <table:table-cell table:style-name="ce1" office:value-type="float" office:value="98435" calcext:value-type="float">
            <text:p>98435</text:p>
          </table:table-cell>
          <table:table-cell table:style-name="ce1" office:value-type="float" office:value="280364" calcext:value-type="float">
            <text:p>280364</text:p>
          </table:table-cell>
          <table:table-cell table:style-name="ce1" office:value-type="float" office:value="120328" calcext:value-type="float">
            <text:p>120328</text:p>
          </table:table-cell>
          <table:table-cell table:style-name="ce1" office:value-type="float" office:value="264127" calcext:value-type="float">
            <text:p>264127</text:p>
          </table:table-cell>
          <table:table-cell table:style-name="ce1" office:value-type="float" office:value="98337" calcext:value-type="float">
            <text:p>98337</text:p>
          </table:table-cell>
          <table:table-cell table:style-name="ce1" office:value-type="float" office:value="134179" calcext:value-type="float">
            <text:p>134179</text:p>
          </table:table-cell>
          <table:table-cell table:style-name="ce1" office:value-type="float" office:value="101544" calcext:value-type="float">
            <text:p>101544</text:p>
          </table:table-cell>
          <table:table-cell table:style-name="ce1" office:value-type="float" office:value="137287" calcext:value-type="float">
            <text:p>137287</text:p>
          </table:table-cell>
          <table:table-cell office:value-type="float" office:value="99305" calcext:value-type="float">
            <text:p>99305</text:p>
          </table:table-cell>
          <table:table-cell office:value-type="float" office:value="107679" calcext:value-type="float">
            <text:p>107679</text:p>
          </table:table-cell>
          <table:table-cell office:value-type="float" office:value="87294" calcext:value-type="float">
            <text:p>87294</text:p>
          </table:table-cell>
          <table:table-cell office:value-type="float" office:value="102615" calcext:value-type="float">
            <text:p>102615</text:p>
          </table:table-cell>
          <table:table-cell office:value-type="float" office:value="114159" calcext:value-type="float">
            <text:p>114159</text:p>
          </table:table-cell>
          <table:table-cell office:value-type="float" office:value="110284" calcext:value-type="float">
            <text:p>110284</text:p>
          </table:table-cell>
          <table:table-cell office:value-type="float" office:value="118936" calcext:value-type="float">
            <text:p>118936</text:p>
          </table:table-cell>
          <table:table-cell office:value-type="float" office:value="107162" calcext:value-type="float">
            <text:p>107162</text:p>
          </table:table-cell>
          <table:table-cell office:value-type="float" office:value="151830" calcext:value-type="float">
            <text:p>151830</text:p>
          </table:table-cell>
          <table:table-cell office:value-type="float" office:value="124103" calcext:value-type="float">
            <text:p>124103</text:p>
          </table:table-cell>
          <table:table-cell office:value-type="float" office:value="139394" calcext:value-type="float">
            <text:p>139394</text:p>
          </table:table-cell>
          <table:table-cell office:value-type="float" office:value="128426" calcext:value-type="float">
            <text:p>1284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8441" calcext:value-type="float">
            <text:p>198441</text:p>
          </table:table-cell>
          <table:table-cell office:value-type="float" office:value="1004237" calcext:value-type="float">
            <text:p>1004237</text:p>
          </table:table-cell>
          <table:table-cell table:style-name="ce1" office:value-type="float" office:value="276055" calcext:value-type="float">
            <text:p>276055</text:p>
          </table:table-cell>
          <table:table-cell table:style-name="ce1" office:value-type="float" office:value="1014720" calcext:value-type="float">
            <text:p>1014720</text:p>
          </table:table-cell>
          <table:table-cell table:style-name="ce1" office:value-type="float" office:value="145485" calcext:value-type="float">
            <text:p>145485</text:p>
          </table:table-cell>
          <table:table-cell table:style-name="ce1" office:value-type="float" office:value="633463" calcext:value-type="float">
            <text:p>633463</text:p>
          </table:table-cell>
          <table:table-cell table:style-name="ce1" office:value-type="float" office:value="159465" calcext:value-type="float">
            <text:p>159465</text:p>
          </table:table-cell>
          <table:table-cell table:style-name="ce1" office:value-type="float" office:value="469464" calcext:value-type="float">
            <text:p>469464</text:p>
          </table:table-cell>
          <table:table-cell table:style-name="ce1" office:value-type="float" office:value="115635" calcext:value-type="float">
            <text:p>115635</text:p>
          </table:table-cell>
          <table:table-cell table:style-name="ce1" office:value-type="float" office:value="256459" calcext:value-type="float">
            <text:p>256459</text:p>
          </table:table-cell>
          <table:table-cell table:style-name="ce1" office:value-type="float" office:value="105326" calcext:value-type="float">
            <text:p>105326</text:p>
          </table:table-cell>
          <table:table-cell table:style-name="ce1" office:value-type="float" office:value="272390" calcext:value-type="float">
            <text:p>272390</text:p>
          </table:table-cell>
          <table:table-cell table:style-name="ce1" office:value-type="float" office:value="111044" calcext:value-type="float">
            <text:p>111044</text:p>
          </table:table-cell>
          <table:table-cell table:style-name="ce1" office:value-type="float" office:value="136849" calcext:value-type="float">
            <text:p>136849</text:p>
          </table:table-cell>
          <table:table-cell table:style-name="ce1" office:value-type="float" office:value="94797" calcext:value-type="float">
            <text:p>94797</text:p>
          </table:table-cell>
          <table:table-cell table:style-name="ce1" office:value-type="float" office:value="142821" calcext:value-type="float">
            <text:p>142821</text:p>
          </table:table-cell>
          <table:table-cell office:value-type="float" office:value="108262" calcext:value-type="float">
            <text:p>108262</text:p>
          </table:table-cell>
          <table:table-cell office:value-type="float" office:value="106671" calcext:value-type="float">
            <text:p>106671</text:p>
          </table:table-cell>
          <table:table-cell office:value-type="float" office:value="88963" calcext:value-type="float">
            <text:p>88963</text:p>
          </table:table-cell>
          <table:table-cell office:value-type="float" office:value="100346" calcext:value-type="float">
            <text:p>100346</text:p>
          </table:table-cell>
          <table:table-cell office:value-type="float" office:value="118479" calcext:value-type="float">
            <text:p>118479</text:p>
          </table:table-cell>
          <table:table-cell office:value-type="float" office:value="111843" calcext:value-type="float">
            <text:p>111843</text:p>
          </table:table-cell>
          <table:table-cell office:value-type="float" office:value="115829" calcext:value-type="float">
            <text:p>115829</text:p>
          </table:table-cell>
          <table:table-cell office:value-type="float" office:value="109172" calcext:value-type="float">
            <text:p>109172</text:p>
          </table:table-cell>
          <table:table-cell office:value-type="float" office:value="115353" calcext:value-type="float">
            <text:p>115353</text:p>
          </table:table-cell>
          <table:table-cell office:value-type="float" office:value="163268" calcext:value-type="float">
            <text:p>163268</text:p>
          </table:table-cell>
          <table:table-cell office:value-type="float" office:value="114965" calcext:value-type="float">
            <text:p>114965</text:p>
          </table:table-cell>
          <table:table-cell office:value-type="float" office:value="123867" calcext:value-type="float">
            <text:p>1238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9145" calcext:value-type="float">
            <text:p>199145</text:p>
          </table:table-cell>
          <table:table-cell office:value-type="float" office:value="1012672" calcext:value-type="float">
            <text:p>1012672</text:p>
          </table:table-cell>
          <table:table-cell table:style-name="ce1" office:value-type="float" office:value="196795" calcext:value-type="float">
            <text:p>196795</text:p>
          </table:table-cell>
          <table:table-cell table:style-name="ce1" office:value-type="float" office:value="966735" calcext:value-type="float">
            <text:p>966735</text:p>
          </table:table-cell>
          <table:table-cell table:style-name="ce1" office:value-type="float" office:value="145639" calcext:value-type="float">
            <text:p>145639</text:p>
          </table:table-cell>
          <table:table-cell table:style-name="ce1" office:value-type="float" office:value="634276" calcext:value-type="float">
            <text:p>634276</text:p>
          </table:table-cell>
          <table:table-cell table:style-name="ce1" office:value-type="float" office:value="162091" calcext:value-type="float">
            <text:p>162091</text:p>
          </table:table-cell>
          <table:table-cell table:style-name="ce1" office:value-type="float" office:value="468497" calcext:value-type="float">
            <text:p>468497</text:p>
          </table:table-cell>
          <table:table-cell table:style-name="ce1" office:value-type="float" office:value="98943" calcext:value-type="float">
            <text:p>98943</text:p>
          </table:table-cell>
          <table:table-cell table:style-name="ce1" office:value-type="float" office:value="268918" calcext:value-type="float">
            <text:p>268918</text:p>
          </table:table-cell>
          <table:table-cell table:style-name="ce1" office:value-type="float" office:value="111358" calcext:value-type="float">
            <text:p>111358</text:p>
          </table:table-cell>
          <table:table-cell table:style-name="ce1" office:value-type="float" office:value="245448" calcext:value-type="float">
            <text:p>245448</text:p>
          </table:table-cell>
          <table:table-cell table:style-name="ce1" office:value-type="float" office:value="107101" calcext:value-type="float">
            <text:p>107101</text:p>
          </table:table-cell>
          <table:table-cell table:style-name="ce1" office:value-type="float" office:value="139128" calcext:value-type="float">
            <text:p>139128</text:p>
          </table:table-cell>
          <table:table-cell table:style-name="ce1" office:value-type="float" office:value="106621" calcext:value-type="float">
            <text:p>106621</text:p>
          </table:table-cell>
          <table:table-cell table:style-name="ce1" office:value-type="float" office:value="139275" calcext:value-type="float">
            <text:p>139275</text:p>
          </table:table-cell>
          <table:table-cell office:value-type="float" office:value="105588" calcext:value-type="float">
            <text:p>105588</text:p>
          </table:table-cell>
          <table:table-cell office:value-type="float" office:value="101436" calcext:value-type="float">
            <text:p>101436</text:p>
          </table:table-cell>
          <table:table-cell office:value-type="float" office:value="107651" calcext:value-type="float">
            <text:p>107651</text:p>
          </table:table-cell>
          <table:table-cell office:value-type="float" office:value="108362" calcext:value-type="float">
            <text:p>108362</text:p>
          </table:table-cell>
          <table:table-cell office:value-type="float" office:value="117497" calcext:value-type="float">
            <text:p>117497</text:p>
          </table:table-cell>
          <table:table-cell office:value-type="float" office:value="112958" calcext:value-type="float">
            <text:p>112958</text:p>
          </table:table-cell>
          <table:table-cell office:value-type="float" office:value="107980" calcext:value-type="float">
            <text:p>107980</text:p>
          </table:table-cell>
          <table:table-cell office:value-type="float" office:value="106242" calcext:value-type="float">
            <text:p>106242</text:p>
          </table:table-cell>
          <table:table-cell office:value-type="float" office:value="121927" calcext:value-type="float">
            <text:p>121927</text:p>
          </table:table-cell>
          <table:table-cell office:value-type="float" office:value="142750" calcext:value-type="float">
            <text:p>142750</text:p>
          </table:table-cell>
          <table:table-cell office:value-type="float" office:value="113517" calcext:value-type="float">
            <text:p>113517</text:p>
          </table:table-cell>
          <table:table-cell office:value-type="float" office:value="139496" calcext:value-type="float">
            <text:p>1394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5035" calcext:value-type="float">
            <text:p>195035</text:p>
          </table:table-cell>
          <table:table-cell office:value-type="float" office:value="997840" calcext:value-type="float">
            <text:p>997840</text:p>
          </table:table-cell>
          <table:table-cell table:style-name="ce1" office:value-type="float" office:value="198762" calcext:value-type="float">
            <text:p>198762</text:p>
          </table:table-cell>
          <table:table-cell table:style-name="ce1" office:value-type="float" office:value="976227" calcext:value-type="float">
            <text:p>976227</text:p>
          </table:table-cell>
          <table:table-cell table:style-name="ce1" office:value-type="float" office:value="145234" calcext:value-type="float">
            <text:p>145234</text:p>
          </table:table-cell>
          <table:table-cell table:style-name="ce1" office:value-type="float" office:value="633485" calcext:value-type="float">
            <text:p>633485</text:p>
          </table:table-cell>
          <table:table-cell table:style-name="ce1" office:value-type="float" office:value="165805" calcext:value-type="float">
            <text:p>165805</text:p>
          </table:table-cell>
          <table:table-cell table:style-name="ce1" office:value-type="float" office:value="593741" calcext:value-type="float">
            <text:p>593741</text:p>
          </table:table-cell>
          <table:table-cell table:style-name="ce1" office:value-type="float" office:value="102072" calcext:value-type="float">
            <text:p>102072</text:p>
          </table:table-cell>
          <table:table-cell table:style-name="ce1" office:value-type="float" office:value="321026" calcext:value-type="float">
            <text:p>321026</text:p>
          </table:table-cell>
          <table:table-cell table:style-name="ce1" office:value-type="float" office:value="101293" calcext:value-type="float">
            <text:p>101293</text:p>
          </table:table-cell>
          <table:table-cell table:style-name="ce1" office:value-type="float" office:value="286864" calcext:value-type="float">
            <text:p>286864</text:p>
          </table:table-cell>
          <table:table-cell table:style-name="ce1" office:value-type="float" office:value="106269" calcext:value-type="float">
            <text:p>106269</text:p>
          </table:table-cell>
          <table:table-cell table:style-name="ce1" office:value-type="float" office:value="140865" calcext:value-type="float">
            <text:p>140865</text:p>
          </table:table-cell>
          <table:table-cell table:style-name="ce1" office:value-type="float" office:value="106154" calcext:value-type="float">
            <text:p>106154</text:p>
          </table:table-cell>
          <table:table-cell table:style-name="ce1" office:value-type="float" office:value="140509" calcext:value-type="float">
            <text:p>140509</text:p>
          </table:table-cell>
          <table:table-cell office:value-type="float" office:value="106173" calcext:value-type="float">
            <text:p>106173</text:p>
          </table:table-cell>
          <table:table-cell office:value-type="float" office:value="95983" calcext:value-type="float">
            <text:p>95983</text:p>
          </table:table-cell>
          <table:table-cell office:value-type="float" office:value="92692" calcext:value-type="float">
            <text:p>92692</text:p>
          </table:table-cell>
          <table:table-cell office:value-type="float" office:value="90548" calcext:value-type="float">
            <text:p>90548</text:p>
          </table:table-cell>
          <table:table-cell office:value-type="float" office:value="114727" calcext:value-type="float">
            <text:p>114727</text:p>
          </table:table-cell>
          <table:table-cell office:value-type="float" office:value="107933" calcext:value-type="float">
            <text:p>107933</text:p>
          </table:table-cell>
          <table:table-cell office:value-type="float" office:value="114597" calcext:value-type="float">
            <text:p>114597</text:p>
          </table:table-cell>
          <table:table-cell office:value-type="float" office:value="109473" calcext:value-type="float">
            <text:p>109473</text:p>
          </table:table-cell>
          <table:table-cell office:value-type="float" office:value="122344" calcext:value-type="float">
            <text:p>122344</text:p>
          </table:table-cell>
          <table:table-cell office:value-type="float" office:value="128178" calcext:value-type="float">
            <text:p>128178</text:p>
          </table:table-cell>
          <table:table-cell office:value-type="float" office:value="127009" calcext:value-type="float">
            <text:p>127009</text:p>
          </table:table-cell>
          <table:table-cell office:value-type="float" office:value="145833" calcext:value-type="float">
            <text:p>1458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6498" calcext:value-type="float">
            <text:p>266498</text:p>
          </table:table-cell>
          <table:table-cell office:value-type="float" office:value="1003141" calcext:value-type="float">
            <text:p>1003141</text:p>
          </table:table-cell>
          <table:table-cell table:style-name="ce1" office:value-type="float" office:value="198477" calcext:value-type="float">
            <text:p>198477</text:p>
          </table:table-cell>
          <table:table-cell table:style-name="ce1" office:value-type="float" office:value="973916" calcext:value-type="float">
            <text:p>973916</text:p>
          </table:table-cell>
          <table:table-cell table:style-name="ce1" office:value-type="float" office:value="146387" calcext:value-type="float">
            <text:p>146387</text:p>
          </table:table-cell>
          <table:table-cell table:style-name="ce1" office:value-type="float" office:value="609406" calcext:value-type="float">
            <text:p>609406</text:p>
          </table:table-cell>
          <table:table-cell table:style-name="ce1" office:value-type="float" office:value="173898" calcext:value-type="float">
            <text:p>173898</text:p>
          </table:table-cell>
          <table:table-cell table:style-name="ce1" office:value-type="float" office:value="598098" calcext:value-type="float">
            <text:p>598098</text:p>
          </table:table-cell>
          <table:table-cell table:style-name="ce1" office:value-type="float" office:value="111444" calcext:value-type="float">
            <text:p>111444</text:p>
          </table:table-cell>
          <table:table-cell table:style-name="ce1" office:value-type="float" office:value="258764" calcext:value-type="float">
            <text:p>258764</text:p>
          </table:table-cell>
          <table:table-cell table:style-name="ce1" office:value-type="float" office:value="99714" calcext:value-type="float">
            <text:p>99714</text:p>
          </table:table-cell>
          <table:table-cell table:style-name="ce1" office:value-type="float" office:value="266603" calcext:value-type="float">
            <text:p>266603</text:p>
          </table:table-cell>
          <table:table-cell table:style-name="ce1" office:value-type="float" office:value="99266" calcext:value-type="float">
            <text:p>99266</text:p>
          </table:table-cell>
          <table:table-cell table:style-name="ce1" office:value-type="float" office:value="138792" calcext:value-type="float">
            <text:p>138792</text:p>
          </table:table-cell>
          <table:table-cell table:style-name="ce1" office:value-type="float" office:value="102949" calcext:value-type="float">
            <text:p>102949</text:p>
          </table:table-cell>
          <table:table-cell table:style-name="ce1" office:value-type="float" office:value="140966" calcext:value-type="float">
            <text:p>140966</text:p>
          </table:table-cell>
          <table:table-cell office:value-type="float" office:value="89369" calcext:value-type="float">
            <text:p>89369</text:p>
          </table:table-cell>
          <table:table-cell office:value-type="float" office:value="90755" calcext:value-type="float">
            <text:p>90755</text:p>
          </table:table-cell>
          <table:table-cell office:value-type="float" office:value="87224" calcext:value-type="float">
            <text:p>87224</text:p>
          </table:table-cell>
          <table:table-cell office:value-type="float" office:value="110282" calcext:value-type="float">
            <text:p>110282</text:p>
          </table:table-cell>
          <table:table-cell office:value-type="float" office:value="112662" calcext:value-type="float">
            <text:p>112662</text:p>
          </table:table-cell>
          <table:table-cell office:value-type="float" office:value="108638" calcext:value-type="float">
            <text:p>108638</text:p>
          </table:table-cell>
          <table:table-cell office:value-type="float" office:value="117035" calcext:value-type="float">
            <text:p>117035</text:p>
          </table:table-cell>
          <table:table-cell office:value-type="float" office:value="105178" calcext:value-type="float">
            <text:p>105178</text:p>
          </table:table-cell>
          <table:table-cell office:value-type="float" office:value="134941" calcext:value-type="float">
            <text:p>134941</text:p>
          </table:table-cell>
          <table:table-cell office:value-type="float" office:value="142096" calcext:value-type="float">
            <text:p>142096</text:p>
          </table:table-cell>
          <table:table-cell office:value-type="float" office:value="118450" calcext:value-type="float">
            <text:p>118450</text:p>
          </table:table-cell>
          <table:table-cell office:value-type="float" office:value="131317" calcext:value-type="float">
            <text:p>1313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9841" calcext:value-type="float">
            <text:p>279841</text:p>
          </table:table-cell>
          <table:table-cell office:value-type="float" office:value="1004868" calcext:value-type="float">
            <text:p>1004868</text:p>
          </table:table-cell>
          <table:table-cell table:style-name="ce1" office:value-type="float" office:value="201199" calcext:value-type="float">
            <text:p>201199</text:p>
          </table:table-cell>
          <table:table-cell table:style-name="ce1" office:value-type="float" office:value="980603" calcext:value-type="float">
            <text:p>980603</text:p>
          </table:table-cell>
          <table:table-cell table:style-name="ce1" office:value-type="float" office:value="145103" calcext:value-type="float">
            <text:p>145103</text:p>
          </table:table-cell>
          <table:table-cell table:style-name="ce1" office:value-type="float" office:value="635653" calcext:value-type="float">
            <text:p>635653</text:p>
          </table:table-cell>
          <table:table-cell table:style-name="ce1" office:value-type="float" office:value="169170" calcext:value-type="float">
            <text:p>169170</text:p>
          </table:table-cell>
          <table:table-cell table:style-name="ce1" office:value-type="float" office:value="591763" calcext:value-type="float">
            <text:p>591763</text:p>
          </table:table-cell>
          <table:table-cell table:style-name="ce1" office:value-type="float" office:value="100203" calcext:value-type="float">
            <text:p>100203</text:p>
          </table:table-cell>
          <table:table-cell table:style-name="ce1" office:value-type="float" office:value="298197" calcext:value-type="float">
            <text:p>298197</text:p>
          </table:table-cell>
          <table:table-cell table:style-name="ce1" office:value-type="float" office:value="112016" calcext:value-type="float">
            <text:p>112016</text:p>
          </table:table-cell>
          <table:table-cell table:style-name="ce1" office:value-type="float" office:value="251369" calcext:value-type="float">
            <text:p>251369</text:p>
          </table:table-cell>
          <table:table-cell table:style-name="ce1" office:value-type="float" office:value="129474" calcext:value-type="float">
            <text:p>129474</text:p>
          </table:table-cell>
          <table:table-cell table:style-name="ce1" office:value-type="float" office:value="133231" calcext:value-type="float">
            <text:p>133231</text:p>
          </table:table-cell>
          <table:table-cell table:style-name="ce1" office:value-type="float" office:value="105748" calcext:value-type="float">
            <text:p>105748</text:p>
          </table:table-cell>
          <table:table-cell table:style-name="ce1" office:value-type="float" office:value="138519" calcext:value-type="float">
            <text:p>138519</text:p>
          </table:table-cell>
          <table:table-cell office:value-type="float" office:value="92277" calcext:value-type="float">
            <text:p>92277</text:p>
          </table:table-cell>
          <table:table-cell office:value-type="float" office:value="90918" calcext:value-type="float">
            <text:p>90918</text:p>
          </table:table-cell>
          <table:table-cell office:value-type="float" office:value="98163" calcext:value-type="float">
            <text:p>98163</text:p>
          </table:table-cell>
          <table:table-cell office:value-type="float" office:value="112336" calcext:value-type="float">
            <text:p>112336</text:p>
          </table:table-cell>
          <table:table-cell office:value-type="float" office:value="117769" calcext:value-type="float">
            <text:p>117769</text:p>
          </table:table-cell>
          <table:table-cell office:value-type="float" office:value="113634" calcext:value-type="float">
            <text:p>113634</text:p>
          </table:table-cell>
          <table:table-cell office:value-type="float" office:value="111967" calcext:value-type="float">
            <text:p>111967</text:p>
          </table:table-cell>
          <table:table-cell office:value-type="float" office:value="110869" calcext:value-type="float">
            <text:p>110869</text:p>
          </table:table-cell>
          <table:table-cell office:value-type="float" office:value="111352" calcext:value-type="float">
            <text:p>111352</text:p>
          </table:table-cell>
          <table:table-cell office:value-type="float" office:value="162055" calcext:value-type="float">
            <text:p>162055</text:p>
          </table:table-cell>
          <table:table-cell office:value-type="float" office:value="131571" calcext:value-type="float">
            <text:p>131571</text:p>
          </table:table-cell>
          <table:table-cell office:value-type="float" office:value="131216" calcext:value-type="float">
            <text:p>1312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5393" calcext:value-type="float">
            <text:p>195393</text:p>
          </table:table-cell>
          <table:table-cell office:value-type="float" office:value="1001374" calcext:value-type="float">
            <text:p>1001374</text:p>
          </table:table-cell>
          <table:table-cell table:style-name="ce1" office:value-type="float" office:value="270131" calcext:value-type="float">
            <text:p>270131</text:p>
          </table:table-cell>
          <table:table-cell table:style-name="ce1" office:value-type="float" office:value="1031301" calcext:value-type="float">
            <text:p>1031301</text:p>
          </table:table-cell>
          <table:table-cell table:style-name="ce1" office:value-type="float" office:value="146137" calcext:value-type="float">
            <text:p>146137</text:p>
          </table:table-cell>
          <table:table-cell table:style-name="ce1" office:value-type="float" office:value="635307" calcext:value-type="float">
            <text:p>635307</text:p>
          </table:table-cell>
          <table:table-cell table:style-name="ce3" office:value-type="float" office:value="172347" calcext:value-type="float">
            <text:p>172347</text:p>
          </table:table-cell>
          <table:table-cell table:style-name="ce1" office:value-type="float" office:value="474590" calcext:value-type="float">
            <text:p>474590</text:p>
          </table:table-cell>
          <table:table-cell table:style-name="ce1" office:value-type="float" office:value="107299" calcext:value-type="float">
            <text:p>107299</text:p>
          </table:table-cell>
          <table:table-cell table:style-name="ce1" office:value-type="float" office:value="258474" calcext:value-type="float">
            <text:p>258474</text:p>
          </table:table-cell>
          <table:table-cell table:style-name="ce1" office:value-type="float" office:value="117571" calcext:value-type="float">
            <text:p>117571</text:p>
          </table:table-cell>
          <table:table-cell table:style-name="ce1" office:value-type="float" office:value="260071" calcext:value-type="float">
            <text:p>260071</text:p>
          </table:table-cell>
          <table:table-cell table:style-name="ce1" office:value-type="float" office:value="101924" calcext:value-type="float">
            <text:p>101924</text:p>
          </table:table-cell>
          <table:table-cell table:style-name="ce1" office:value-type="float" office:value="135728" calcext:value-type="float">
            <text:p>135728</text:p>
          </table:table-cell>
          <table:table-cell table:style-name="ce1" office:value-type="float" office:value="112041" calcext:value-type="float">
            <text:p>112041</text:p>
          </table:table-cell>
          <table:table-cell table:style-name="ce1" office:value-type="float" office:value="135754" calcext:value-type="float">
            <text:p>135754</text:p>
          </table:table-cell>
          <table:table-cell office:value-type="float" office:value="88808" calcext:value-type="float">
            <text:p>88808</text:p>
          </table:table-cell>
          <table:table-cell office:value-type="float" office:value="105545" calcext:value-type="float">
            <text:p>105545</text:p>
          </table:table-cell>
          <table:table-cell office:value-type="float" office:value="101915" calcext:value-type="float">
            <text:p>101915</text:p>
          </table:table-cell>
          <table:table-cell office:value-type="float" office:value="97116" calcext:value-type="float">
            <text:p>97116</text:p>
          </table:table-cell>
          <table:table-cell office:value-type="float" office:value="115368" calcext:value-type="float">
            <text:p>115368</text:p>
          </table:table-cell>
          <table:table-cell office:value-type="float" office:value="108053" calcext:value-type="float">
            <text:p>108053</text:p>
          </table:table-cell>
          <table:table-cell office:value-type="float" office:value="109103" calcext:value-type="float">
            <text:p>109103</text:p>
          </table:table-cell>
          <table:table-cell office:value-type="float" office:value="111410" calcext:value-type="float">
            <text:p>111410</text:p>
          </table:table-cell>
          <table:table-cell office:value-type="float" office:value="150494" calcext:value-type="float">
            <text:p>150494</text:p>
          </table:table-cell>
          <table:table-cell office:value-type="float" office:value="145686" calcext:value-type="float">
            <text:p>145686</text:p>
          </table:table-cell>
          <table:table-cell office:value-type="float" office:value="119360" calcext:value-type="float">
            <text:p>119360</text:p>
          </table:table-cell>
          <table:table-cell office:value-type="float" office:value="132453" calcext:value-type="float">
            <text:p>1324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7460" calcext:value-type="float">
            <text:p>197460</text:p>
          </table:table-cell>
          <table:table-cell office:value-type="float" office:value="999171" calcext:value-type="float">
            <text:p>999171</text:p>
          </table:table-cell>
          <table:table-cell table:style-name="ce1" office:value-type="float" office:value="285979" calcext:value-type="float">
            <text:p>285979</text:p>
          </table:table-cell>
          <table:table-cell table:style-name="ce1" office:value-type="float" office:value="989889" calcext:value-type="float">
            <text:p>989889</text:p>
          </table:table-cell>
          <table:table-cell table:style-name="ce1" office:value-type="float" office:value="143136" calcext:value-type="float">
            <text:p>143136</text:p>
          </table:table-cell>
          <table:table-cell table:style-name="ce1" office:value-type="float" office:value="607535" calcext:value-type="float">
            <text:p>607535</text:p>
          </table:table-cell>
          <table:table-cell table:style-name="ce1" office:value-type="float" office:value="171856" calcext:value-type="float">
            <text:p>171856</text:p>
          </table:table-cell>
          <table:table-cell table:style-name="ce1" office:value-type="float" office:value="592400" calcext:value-type="float">
            <text:p>592400</text:p>
          </table:table-cell>
          <table:table-cell table:style-name="ce1" office:value-type="float" office:value="101223" calcext:value-type="float">
            <text:p>101223</text:p>
          </table:table-cell>
          <table:table-cell table:style-name="ce1" office:value-type="float" office:value="292285" calcext:value-type="float">
            <text:p>292285</text:p>
          </table:table-cell>
          <table:table-cell table:style-name="ce1" office:value-type="float" office:value="99303" calcext:value-type="float">
            <text:p>99303</text:p>
          </table:table-cell>
          <table:table-cell table:style-name="ce1" office:value-type="float" office:value="253363" calcext:value-type="float">
            <text:p>253363</text:p>
          </table:table-cell>
          <table:table-cell table:style-name="ce1" office:value-type="float" office:value="106712" calcext:value-type="float">
            <text:p>106712</text:p>
          </table:table-cell>
          <table:table-cell table:style-name="ce1" office:value-type="float" office:value="137789" calcext:value-type="float">
            <text:p>137789</text:p>
          </table:table-cell>
          <table:table-cell table:style-name="ce1" office:value-type="float" office:value="103803" calcext:value-type="float">
            <text:p>103803</text:p>
          </table:table-cell>
          <table:table-cell table:style-name="ce1" office:value-type="float" office:value="139453" calcext:value-type="float">
            <text:p>139453</text:p>
          </table:table-cell>
          <table:table-cell office:value-type="float" office:value="99761" calcext:value-type="float">
            <text:p>99761</text:p>
          </table:table-cell>
          <table:table-cell office:value-type="float" office:value="92009" calcext:value-type="float">
            <text:p>92009</text:p>
          </table:table-cell>
          <table:table-cell office:value-type="float" office:value="84107" calcext:value-type="float">
            <text:p>84107</text:p>
          </table:table-cell>
          <table:table-cell office:value-type="float" office:value="116039" calcext:value-type="float">
            <text:p>116039</text:p>
          </table:table-cell>
          <table:table-cell office:value-type="float" office:value="115084" calcext:value-type="float">
            <text:p>115084</text:p>
          </table:table-cell>
          <table:table-cell office:value-type="float" office:value="105727" calcext:value-type="float">
            <text:p>105727</text:p>
          </table:table-cell>
          <table:table-cell office:value-type="float" office:value="111216" calcext:value-type="float">
            <text:p>111216</text:p>
          </table:table-cell>
          <table:table-cell office:value-type="float" office:value="109815" calcext:value-type="float">
            <text:p>109815</text:p>
          </table:table-cell>
          <table:table-cell office:value-type="float" office:value="139557" calcext:value-type="float">
            <text:p>139557</text:p>
          </table:table-cell>
          <table:table-cell office:value-type="float" office:value="116995" calcext:value-type="float">
            <text:p>116995</text:p>
          </table:table-cell>
          <table:table-cell office:value-type="float" office:value="117741" calcext:value-type="float">
            <text:p>117741</text:p>
          </table:table-cell>
          <table:table-cell office:value-type="float" office:value="140191" calcext:value-type="float">
            <text:p>1401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3396" calcext:value-type="float">
            <text:p>213396</text:p>
          </table:table-cell>
          <table:table-cell office:value-type="float" office:value="1010849" calcext:value-type="float">
            <text:p>1010849</text:p>
          </table:table-cell>
          <table:table-cell table:style-name="ce1" office:value-type="float" office:value="206966" calcext:value-type="float">
            <text:p>206966</text:p>
          </table:table-cell>
          <table:table-cell table:style-name="ce1" office:value-type="float" office:value="988976" calcext:value-type="float">
            <text:p>988976</text:p>
          </table:table-cell>
          <table:table-cell table:style-name="ce1" office:value-type="float" office:value="140870" calcext:value-type="float">
            <text:p>140870</text:p>
          </table:table-cell>
          <table:table-cell table:style-name="ce1" office:value-type="float" office:value="606809" calcext:value-type="float">
            <text:p>606809</text:p>
          </table:table-cell>
          <table:table-cell table:style-name="ce1" office:value-type="float" office:value="167304" calcext:value-type="float">
            <text:p>167304</text:p>
          </table:table-cell>
          <table:table-cell table:style-name="ce1" office:value-type="float" office:value="441793" calcext:value-type="float">
            <text:p>441793</text:p>
          </table:table-cell>
          <table:table-cell table:style-name="ce1" office:value-type="float" office:value="110138" calcext:value-type="float">
            <text:p>110138</text:p>
          </table:table-cell>
          <table:table-cell table:style-name="ce1" office:value-type="float" office:value="256671" calcext:value-type="float">
            <text:p>256671</text:p>
          </table:table-cell>
          <table:table-cell table:style-name="ce1" office:value-type="float" office:value="111995" calcext:value-type="float">
            <text:p>111995</text:p>
          </table:table-cell>
          <table:table-cell table:style-name="ce1" office:value-type="float" office:value="253865" calcext:value-type="float">
            <text:p>253865</text:p>
          </table:table-cell>
          <table:table-cell table:style-name="ce1" office:value-type="float" office:value="92404" calcext:value-type="float">
            <text:p>92404</text:p>
          </table:table-cell>
          <table:table-cell table:style-name="ce1" office:value-type="float" office:value="138668" calcext:value-type="float">
            <text:p>138668</text:p>
          </table:table-cell>
          <table:table-cell table:style-name="ce1" office:value-type="float" office:value="94304" calcext:value-type="float">
            <text:p>94304</text:p>
          </table:table-cell>
          <table:table-cell table:style-name="ce1" office:value-type="float" office:value="152962" calcext:value-type="float">
            <text:p>152962</text:p>
          </table:table-cell>
          <table:table-cell office:value-type="float" office:value="87701" calcext:value-type="float">
            <text:p>87701</text:p>
          </table:table-cell>
          <table:table-cell office:value-type="float" office:value="108219" calcext:value-type="float">
            <text:p>108219</text:p>
          </table:table-cell>
          <table:table-cell office:value-type="float" office:value="92991" calcext:value-type="float">
            <text:p>92991</text:p>
          </table:table-cell>
          <table:table-cell office:value-type="float" office:value="106781" calcext:value-type="float">
            <text:p>106781</text:p>
          </table:table-cell>
          <table:table-cell office:value-type="float" office:value="113899" calcext:value-type="float">
            <text:p>113899</text:p>
          </table:table-cell>
          <table:table-cell office:value-type="float" office:value="110886" calcext:value-type="float">
            <text:p>110886</text:p>
          </table:table-cell>
          <table:table-cell office:value-type="float" office:value="110414" calcext:value-type="float">
            <text:p>110414</text:p>
          </table:table-cell>
          <table:table-cell office:value-type="float" office:value="108362" calcext:value-type="float">
            <text:p>108362</text:p>
          </table:table-cell>
          <table:table-cell office:value-type="float" office:value="137832" calcext:value-type="float">
            <text:p>137832</text:p>
          </table:table-cell>
          <table:table-cell office:value-type="float" office:value="205248" calcext:value-type="float">
            <text:p>205248</text:p>
          </table:table-cell>
          <table:table-cell office:value-type="float" office:value="135651" calcext:value-type="float">
            <text:p>135651</text:p>
          </table:table-cell>
          <table:table-cell office:value-type="float" office:value="126955" calcext:value-type="float">
            <text:p>1269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2259" calcext:value-type="float">
            <text:p>282259</text:p>
          </table:table-cell>
          <table:table-cell office:value-type="float" office:value="1021583" calcext:value-type="float">
            <text:p>1021583</text:p>
          </table:table-cell>
          <table:table-cell table:style-name="ce1" office:value-type="float" office:value="285839" calcext:value-type="float">
            <text:p>285839</text:p>
          </table:table-cell>
          <table:table-cell table:style-name="ce1" office:value-type="float" office:value="988770" calcext:value-type="float">
            <text:p>988770</text:p>
          </table:table-cell>
          <table:table-cell table:style-name="ce1" office:value-type="float" office:value="145843" calcext:value-type="float">
            <text:p>145843</text:p>
          </table:table-cell>
          <table:table-cell table:style-name="ce1" office:value-type="float" office:value="633725" calcext:value-type="float">
            <text:p>633725</text:p>
          </table:table-cell>
          <table:table-cell table:style-name="ce1" office:value-type="float" office:value="159162" calcext:value-type="float">
            <text:p>159162</text:p>
          </table:table-cell>
          <table:table-cell table:style-name="ce1" office:value-type="float" office:value="476438" calcext:value-type="float">
            <text:p>476438</text:p>
          </table:table-cell>
          <table:table-cell table:style-name="ce1" office:value-type="float" office:value="111797" calcext:value-type="float">
            <text:p>111797</text:p>
          </table:table-cell>
          <table:table-cell table:style-name="ce1" office:value-type="float" office:value="284365" calcext:value-type="float">
            <text:p>284365</text:p>
          </table:table-cell>
          <table:table-cell table:style-name="ce1" office:value-type="float" office:value="99867" calcext:value-type="float">
            <text:p>99867</text:p>
          </table:table-cell>
          <table:table-cell table:style-name="ce1" office:value-type="float" office:value="252060" calcext:value-type="float">
            <text:p>252060</text:p>
          </table:table-cell>
          <table:table-cell table:style-name="ce1" office:value-type="float" office:value="102419" calcext:value-type="float">
            <text:p>102419</text:p>
          </table:table-cell>
          <table:table-cell table:style-name="ce1" office:value-type="float" office:value="134427" calcext:value-type="float">
            <text:p>134427</text:p>
          </table:table-cell>
          <table:table-cell table:style-name="ce1" office:value-type="float" office:value="106946" calcext:value-type="float">
            <text:p>106946</text:p>
          </table:table-cell>
          <table:table-cell table:style-name="ce1" office:value-type="float" office:value="139202" calcext:value-type="float">
            <text:p>139202</text:p>
          </table:table-cell>
          <table:table-cell office:value-type="float" office:value="106314" calcext:value-type="float">
            <text:p>106314</text:p>
          </table:table-cell>
          <table:table-cell office:value-type="float" office:value="92122" calcext:value-type="float">
            <text:p>92122</text:p>
          </table:table-cell>
          <table:table-cell office:value-type="float" office:value="107589" calcext:value-type="float">
            <text:p>107589</text:p>
          </table:table-cell>
          <table:table-cell office:value-type="float" office:value="92938" calcext:value-type="float">
            <text:p>92938</text:p>
          </table:table-cell>
          <table:table-cell office:value-type="float" office:value="118943" calcext:value-type="float">
            <text:p>118943</text:p>
          </table:table-cell>
          <table:table-cell office:value-type="float" office:value="105584" calcext:value-type="float">
            <text:p>105584</text:p>
          </table:table-cell>
          <table:table-cell office:value-type="float" office:value="118467" calcext:value-type="float">
            <text:p>118467</text:p>
          </table:table-cell>
          <table:table-cell office:value-type="float" office:value="104933" calcext:value-type="float">
            <text:p>104933</text:p>
          </table:table-cell>
          <table:table-cell office:value-type="float" office:value="112300" calcext:value-type="float">
            <text:p>112300</text:p>
          </table:table-cell>
          <table:table-cell office:value-type="float" office:value="126669" calcext:value-type="float">
            <text:p>126669</text:p>
          </table:table-cell>
          <table:table-cell office:value-type="float" office:value="119263" calcext:value-type="float">
            <text:p>119263</text:p>
          </table:table-cell>
          <table:table-cell office:value-type="float" office:value="180577" calcext:value-type="float">
            <text:p>1805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3673" calcext:value-type="float">
            <text:p>283673</text:p>
          </table:table-cell>
          <table:table-cell office:value-type="float" office:value="1017871" calcext:value-type="float">
            <text:p>1017871</text:p>
          </table:table-cell>
          <table:table-cell table:style-name="ce1" office:value-type="float" office:value="272631" calcext:value-type="float">
            <text:p>272631</text:p>
          </table:table-cell>
          <table:table-cell table:style-name="ce1" office:value-type="float" office:value="997165" calcext:value-type="float">
            <text:p>997165</text:p>
          </table:table-cell>
          <table:table-cell table:style-name="ce1" office:value-type="float" office:value="145542" calcext:value-type="float">
            <text:p>145542</text:p>
          </table:table-cell>
          <table:table-cell table:style-name="ce1" office:value-type="float" office:value="636669" calcext:value-type="float">
            <text:p>636669</text:p>
          </table:table-cell>
          <table:table-cell table:style-name="ce1" office:value-type="float" office:value="129391" calcext:value-type="float">
            <text:p>129391</text:p>
          </table:table-cell>
          <table:table-cell table:style-name="ce1" office:value-type="float" office:value="641812" calcext:value-type="float">
            <text:p>641812</text:p>
          </table:table-cell>
          <table:table-cell table:style-name="ce1" office:value-type="float" office:value="114664" calcext:value-type="float">
            <text:p>114664</text:p>
          </table:table-cell>
          <table:table-cell table:style-name="ce1" office:value-type="float" office:value="274061" calcext:value-type="float">
            <text:p>274061</text:p>
          </table:table-cell>
          <table:table-cell table:style-name="ce1" office:value-type="float" office:value="98983" calcext:value-type="float">
            <text:p>98983</text:p>
          </table:table-cell>
          <table:table-cell table:style-name="ce1" office:value-type="float" office:value="255302" calcext:value-type="float">
            <text:p>255302</text:p>
          </table:table-cell>
          <table:table-cell table:style-name="ce1" office:value-type="float" office:value="112970" calcext:value-type="float">
            <text:p>112970</text:p>
          </table:table-cell>
          <table:table-cell table:style-name="ce1" office:value-type="float" office:value="140251" calcext:value-type="float">
            <text:p>140251</text:p>
          </table:table-cell>
          <table:table-cell table:style-name="ce1" office:value-type="float" office:value="102725" calcext:value-type="float">
            <text:p>102725</text:p>
          </table:table-cell>
          <table:table-cell table:style-name="ce1" office:value-type="float" office:value="130710" calcext:value-type="float">
            <text:p>130710</text:p>
          </table:table-cell>
          <table:table-cell office:value-type="float" office:value="92366" calcext:value-type="float">
            <text:p>92366</text:p>
          </table:table-cell>
          <table:table-cell office:value-type="float" office:value="92369" calcext:value-type="float">
            <text:p>92369</text:p>
          </table:table-cell>
          <table:table-cell office:value-type="float" office:value="89128" calcext:value-type="float">
            <text:p>89128</text:p>
          </table:table-cell>
          <table:table-cell office:value-type="float" office:value="90988" calcext:value-type="float">
            <text:p>90988</text:p>
          </table:table-cell>
          <table:table-cell office:value-type="float" office:value="100199" calcext:value-type="float">
            <text:p>100199</text:p>
          </table:table-cell>
          <table:table-cell office:value-type="float" office:value="111058" calcext:value-type="float">
            <text:p>111058</text:p>
          </table:table-cell>
          <table:table-cell office:value-type="float" office:value="114500" calcext:value-type="float">
            <text:p>114500</text:p>
          </table:table-cell>
          <table:table-cell office:value-type="float" office:value="106753" calcext:value-type="float">
            <text:p>106753</text:p>
          </table:table-cell>
          <table:table-cell office:value-type="float" office:value="127087" calcext:value-type="float">
            <text:p>127087</text:p>
          </table:table-cell>
          <table:table-cell office:value-type="float" office:value="137346" calcext:value-type="float">
            <text:p>137346</text:p>
          </table:table-cell>
          <table:table-cell office:value-type="float" office:value="134721" calcext:value-type="float">
            <text:p>134721</text:p>
          </table:table-cell>
          <table:table-cell office:value-type="float" office:value="144361" calcext:value-type="float">
            <text:p>1443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0441" calcext:value-type="float">
            <text:p>280441</text:p>
          </table:table-cell>
          <table:table-cell office:value-type="float" office:value="1008213" calcext:value-type="float">
            <text:p>1008213</text:p>
          </table:table-cell>
          <table:table-cell table:style-name="ce1" office:value-type="float" office:value="275412" calcext:value-type="float">
            <text:p>275412</text:p>
          </table:table-cell>
          <table:table-cell table:style-name="ce1" office:value-type="float" office:value="1023972" calcext:value-type="float">
            <text:p>1023972</text:p>
          </table:table-cell>
          <table:table-cell table:style-name="ce1" office:value-type="float" office:value="117738" calcext:value-type="float">
            <text:p>117738</text:p>
          </table:table-cell>
          <table:table-cell table:style-name="ce1" office:value-type="float" office:value="644415" calcext:value-type="float">
            <text:p>644415</text:p>
          </table:table-cell>
          <table:table-cell table:style-name="ce1" office:value-type="float" office:value="126189" calcext:value-type="float">
            <text:p>126189</text:p>
          </table:table-cell>
          <table:table-cell table:style-name="ce1" office:value-type="float" office:value="508810" calcext:value-type="float">
            <text:p>508810</text:p>
          </table:table-cell>
          <table:table-cell table:style-name="ce1" office:value-type="float" office:value="120681" calcext:value-type="float">
            <text:p>120681</text:p>
          </table:table-cell>
          <table:table-cell table:style-name="ce1" office:value-type="float" office:value="256119" calcext:value-type="float">
            <text:p>256119</text:p>
          </table:table-cell>
          <table:table-cell table:style-name="ce1" office:value-type="float" office:value="109313" calcext:value-type="float">
            <text:p>109313</text:p>
          </table:table-cell>
          <table:table-cell table:style-name="ce1" office:value-type="float" office:value="253730" calcext:value-type="float">
            <text:p>253730</text:p>
          </table:table-cell>
          <table:table-cell table:style-name="ce1" office:value-type="float" office:value="106043" calcext:value-type="float">
            <text:p>106043</text:p>
          </table:table-cell>
          <table:table-cell table:style-name="ce1" office:value-type="float" office:value="136489" calcext:value-type="float">
            <text:p>136489</text:p>
          </table:table-cell>
          <table:table-cell table:style-name="ce1" office:value-type="float" office:value="95286" calcext:value-type="float">
            <text:p>95286</text:p>
          </table:table-cell>
          <table:table-cell table:style-name="ce1" office:value-type="float" office:value="153778" calcext:value-type="float">
            <text:p>153778</text:p>
          </table:table-cell>
          <table:table-cell office:value-type="float" office:value="107802" calcext:value-type="float">
            <text:p>107802</text:p>
          </table:table-cell>
          <table:table-cell office:value-type="float" office:value="107361" calcext:value-type="float">
            <text:p>107361</text:p>
          </table:table-cell>
          <table:table-cell office:value-type="float" office:value="86453" calcext:value-type="float">
            <text:p>86453</text:p>
          </table:table-cell>
          <table:table-cell office:value-type="float" office:value="108546" calcext:value-type="float">
            <text:p>108546</text:p>
          </table:table-cell>
          <table:table-cell office:value-type="float" office:value="119057" calcext:value-type="float">
            <text:p>119057</text:p>
          </table:table-cell>
          <table:table-cell office:value-type="float" office:value="111436" calcext:value-type="float">
            <text:p>111436</text:p>
          </table:table-cell>
          <table:table-cell office:value-type="float" office:value="121653" calcext:value-type="float">
            <text:p>121653</text:p>
          </table:table-cell>
          <table:table-cell office:value-type="float" office:value="110909" calcext:value-type="float">
            <text:p>110909</text:p>
          </table:table-cell>
          <table:table-cell office:value-type="float" office:value="117238" calcext:value-type="float">
            <text:p>117238</text:p>
          </table:table-cell>
          <table:table-cell office:value-type="float" office:value="138471" calcext:value-type="float">
            <text:p>138471</text:p>
          </table:table-cell>
          <table:table-cell office:value-type="float" office:value="118170" calcext:value-type="float">
            <text:p>118170</text:p>
          </table:table-cell>
          <table:table-cell office:value-type="float" office:value="167684" calcext:value-type="float">
            <text:p>1676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1020" calcext:value-type="float">
            <text:p>271020</text:p>
          </table:table-cell>
          <table:table-cell office:value-type="float" office:value="1043225" calcext:value-type="float">
            <text:p>1043225</text:p>
          </table:table-cell>
          <table:table-cell table:style-name="ce1" office:value-type="float" office:value="276905" calcext:value-type="float">
            <text:p>276905</text:p>
          </table:table-cell>
          <table:table-cell table:style-name="ce1" office:value-type="float" office:value="1032231" calcext:value-type="float">
            <text:p>1032231</text:p>
          </table:table-cell>
          <table:table-cell table:style-name="ce1" office:value-type="float" office:value="144228" calcext:value-type="float">
            <text:p>144228</text:p>
          </table:table-cell>
          <table:table-cell table:style-name="ce1" office:value-type="float" office:value="629467" calcext:value-type="float">
            <text:p>629467</text:p>
          </table:table-cell>
          <table:table-cell table:style-name="ce1" office:value-type="float" office:value="136324" calcext:value-type="float">
            <text:p>136324</text:p>
          </table:table-cell>
          <table:table-cell table:style-name="ce1" office:value-type="float" office:value="462570" calcext:value-type="float">
            <text:p>462570</text:p>
          </table:table-cell>
          <table:table-cell table:style-name="ce1" office:value-type="float" office:value="99389" calcext:value-type="float">
            <text:p>99389</text:p>
          </table:table-cell>
          <table:table-cell table:style-name="ce1" office:value-type="float" office:value="309719" calcext:value-type="float">
            <text:p>309719</text:p>
          </table:table-cell>
          <table:table-cell table:style-name="ce1" office:value-type="float" office:value="118158" calcext:value-type="float">
            <text:p>118158</text:p>
          </table:table-cell>
          <table:table-cell table:style-name="ce1" office:value-type="float" office:value="265067" calcext:value-type="float">
            <text:p>265067</text:p>
          </table:table-cell>
          <table:table-cell table:style-name="ce1" office:value-type="float" office:value="98652" calcext:value-type="float">
            <text:p>98652</text:p>
          </table:table-cell>
          <table:table-cell table:style-name="ce1" office:value-type="float" office:value="151974" calcext:value-type="float">
            <text:p>151974</text:p>
          </table:table-cell>
          <table:table-cell table:style-name="ce1" office:value-type="float" office:value="102808" calcext:value-type="float">
            <text:p>102808</text:p>
          </table:table-cell>
          <table:table-cell table:style-name="ce1" office:value-type="float" office:value="138651" calcext:value-type="float">
            <text:p>138651</text:p>
          </table:table-cell>
          <table:table-cell office:value-type="float" office:value="106508" calcext:value-type="float">
            <text:p>106508</text:p>
          </table:table-cell>
          <table:table-cell office:value-type="float" office:value="102965" calcext:value-type="float">
            <text:p>102965</text:p>
          </table:table-cell>
          <table:table-cell office:value-type="float" office:value="87573" calcext:value-type="float">
            <text:p>87573</text:p>
          </table:table-cell>
          <table:table-cell office:value-type="float" office:value="96526" calcext:value-type="float">
            <text:p>96526</text:p>
          </table:table-cell>
          <table:table-cell office:value-type="float" office:value="113839" calcext:value-type="float">
            <text:p>113839</text:p>
          </table:table-cell>
          <table:table-cell office:value-type="float" office:value="106728" calcext:value-type="float">
            <text:p>106728</text:p>
          </table:table-cell>
          <table:table-cell office:value-type="float" office:value="109089" calcext:value-type="float">
            <text:p>109089</text:p>
          </table:table-cell>
          <table:table-cell office:value-type="float" office:value="105329" calcext:value-type="float">
            <text:p>105329</text:p>
          </table:table-cell>
          <table:table-cell office:value-type="float" office:value="121626" calcext:value-type="float">
            <text:p>121626</text:p>
          </table:table-cell>
          <table:table-cell office:value-type="float" office:value="182500" calcext:value-type="float">
            <text:p>182500</text:p>
          </table:table-cell>
          <table:table-cell office:value-type="float" office:value="116686" calcext:value-type="float">
            <text:p>116686</text:p>
          </table:table-cell>
          <table:table-cell office:value-type="float" office:value="130245" calcext:value-type="float">
            <text:p>1302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5174" calcext:value-type="float">
            <text:p>195174</text:p>
          </table:table-cell>
          <table:table-cell office:value-type="float" office:value="989810" calcext:value-type="float">
            <text:p>989810</text:p>
          </table:table-cell>
          <table:table-cell table:style-name="ce1" office:value-type="float" office:value="273542" calcext:value-type="float">
            <text:p>273542</text:p>
          </table:table-cell>
          <table:table-cell table:style-name="ce1" office:value-type="float" office:value="1033234" calcext:value-type="float">
            <text:p>1033234</text:p>
          </table:table-cell>
          <table:table-cell table:style-name="ce1" office:value-type="float" office:value="168021" calcext:value-type="float">
            <text:p>168021</text:p>
          </table:table-cell>
          <table:table-cell table:style-name="ce1" office:value-type="float" office:value="606557" calcext:value-type="float">
            <text:p>606557</text:p>
          </table:table-cell>
          <table:table-cell table:style-name="ce1" office:value-type="float" office:value="172917" calcext:value-type="float">
            <text:p>172917</text:p>
          </table:table-cell>
          <table:table-cell table:style-name="ce1" office:value-type="float" office:value="601529" calcext:value-type="float">
            <text:p>601529</text:p>
          </table:table-cell>
          <table:table-cell table:style-name="ce1" office:value-type="float" office:value="99014" calcext:value-type="float">
            <text:p>99014</text:p>
          </table:table-cell>
          <table:table-cell table:style-name="ce1" office:value-type="float" office:value="284261" calcext:value-type="float">
            <text:p>284261</text:p>
          </table:table-cell>
          <table:table-cell table:style-name="ce1" office:value-type="float" office:value="110724" calcext:value-type="float">
            <text:p>110724</text:p>
          </table:table-cell>
          <table:table-cell table:style-name="ce1" office:value-type="float" office:value="248024" calcext:value-type="float">
            <text:p>248024</text:p>
          </table:table-cell>
          <table:table-cell table:style-name="ce1" office:value-type="float" office:value="105708" calcext:value-type="float">
            <text:p>105708</text:p>
          </table:table-cell>
          <table:table-cell table:style-name="ce1" office:value-type="float" office:value="136176" calcext:value-type="float">
            <text:p>136176</text:p>
          </table:table-cell>
          <table:table-cell table:style-name="ce1" office:value-type="float" office:value="103305" calcext:value-type="float">
            <text:p>103305</text:p>
          </table:table-cell>
          <table:table-cell table:style-name="ce1" office:value-type="float" office:value="136190" calcext:value-type="float">
            <text:p>136190</text:p>
          </table:table-cell>
          <table:table-cell office:value-type="float" office:value="93996" calcext:value-type="float">
            <text:p>93996</text:p>
          </table:table-cell>
          <table:table-cell office:value-type="float" office:value="95537" calcext:value-type="float">
            <text:p>95537</text:p>
          </table:table-cell>
          <table:table-cell office:value-type="float" office:value="108834" calcext:value-type="float">
            <text:p>108834</text:p>
          </table:table-cell>
          <table:table-cell office:value-type="float" office:value="91913" calcext:value-type="float">
            <text:p>91913</text:p>
          </table:table-cell>
          <table:table-cell office:value-type="float" office:value="118667" calcext:value-type="float">
            <text:p>118667</text:p>
          </table:table-cell>
          <table:table-cell office:value-type="float" office:value="107955" calcext:value-type="float">
            <text:p>107955</text:p>
          </table:table-cell>
          <table:table-cell office:value-type="float" office:value="104357" calcext:value-type="float">
            <text:p>104357</text:p>
          </table:table-cell>
          <table:table-cell office:value-type="float" office:value="109321" calcext:value-type="float">
            <text:p>109321</text:p>
          </table:table-cell>
          <table:table-cell office:value-type="float" office:value="126464" calcext:value-type="float">
            <text:p>126464</text:p>
          </table:table-cell>
          <table:table-cell office:value-type="float" office:value="135315" calcext:value-type="float">
            <text:p>135315</text:p>
          </table:table-cell>
          <table:table-cell office:value-type="float" office:value="112064" calcext:value-type="float">
            <text:p>112064</text:p>
          </table:table-cell>
          <table:table-cell office:value-type="float" office:value="188386" calcext:value-type="float">
            <text:p>1883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9334" calcext:value-type="float">
            <text:p>279334</text:p>
          </table:table-cell>
          <table:table-cell office:value-type="float" office:value="997348" calcext:value-type="float">
            <text:p>997348</text:p>
          </table:table-cell>
          <table:table-cell table:style-name="ce1" office:value-type="float" office:value="285422" calcext:value-type="float">
            <text:p>285422</text:p>
          </table:table-cell>
          <table:table-cell table:style-name="ce1" office:value-type="float" office:value="989950" calcext:value-type="float">
            <text:p>989950</text:p>
          </table:table-cell>
          <table:table-cell table:style-name="ce1" office:value-type="float" office:value="170554" calcext:value-type="float">
            <text:p>170554</text:p>
          </table:table-cell>
          <table:table-cell table:style-name="ce1" office:value-type="float" office:value="605936" calcext:value-type="float">
            <text:p>605936</text:p>
          </table:table-cell>
          <table:table-cell table:style-name="ce1" office:value-type="float" office:value="149101" calcext:value-type="float">
            <text:p>149101</text:p>
          </table:table-cell>
          <table:table-cell table:style-name="ce1" office:value-type="float" office:value="488803" calcext:value-type="float">
            <text:p>488803</text:p>
          </table:table-cell>
          <table:table-cell table:style-name="ce1" office:value-type="float" office:value="100705" calcext:value-type="float">
            <text:p>100705</text:p>
          </table:table-cell>
          <table:table-cell table:style-name="ce1" office:value-type="float" office:value="313612" calcext:value-type="float">
            <text:p>313612</text:p>
          </table:table-cell>
          <table:table-cell table:style-name="ce1" office:value-type="float" office:value="103243" calcext:value-type="float">
            <text:p>103243</text:p>
          </table:table-cell>
          <table:table-cell table:style-name="ce1" office:value-type="float" office:value="312449" calcext:value-type="float">
            <text:p>312449</text:p>
          </table:table-cell>
          <table:table-cell table:style-name="ce1" office:value-type="float" office:value="96843" calcext:value-type="float">
            <text:p>96843</text:p>
          </table:table-cell>
          <table:table-cell table:style-name="ce1" office:value-type="float" office:value="148924" calcext:value-type="float">
            <text:p>148924</text:p>
          </table:table-cell>
          <table:table-cell table:style-name="ce1" office:value-type="float" office:value="95083" calcext:value-type="float">
            <text:p>95083</text:p>
          </table:table-cell>
          <table:table-cell table:style-name="ce1" office:value-type="float" office:value="161488" calcext:value-type="float">
            <text:p>161488</text:p>
          </table:table-cell>
          <table:table-cell office:value-type="float" office:value="94258" calcext:value-type="float">
            <text:p>94258</text:p>
          </table:table-cell>
          <table:table-cell office:value-type="float" office:value="92832" calcext:value-type="float">
            <text:p>92832</text:p>
          </table:table-cell>
          <table:table-cell office:value-type="float" office:value="91782" calcext:value-type="float">
            <text:p>91782</text:p>
          </table:table-cell>
          <table:table-cell office:value-type="float" office:value="101230" calcext:value-type="float">
            <text:p>101230</text:p>
          </table:table-cell>
          <table:table-cell office:value-type="float" office:value="118371" calcext:value-type="float">
            <text:p>118371</text:p>
          </table:table-cell>
          <table:table-cell office:value-type="float" office:value="112905" calcext:value-type="float">
            <text:p>112905</text:p>
          </table:table-cell>
          <table:table-cell office:value-type="float" office:value="117568" calcext:value-type="float">
            <text:p>117568</text:p>
          </table:table-cell>
          <table:table-cell office:value-type="float" office:value="106215" calcext:value-type="float">
            <text:p>106215</text:p>
          </table:table-cell>
          <table:table-cell office:value-type="float" office:value="128543" calcext:value-type="float">
            <text:p>128543</text:p>
          </table:table-cell>
          <table:table-cell office:value-type="float" office:value="183816" calcext:value-type="float">
            <text:p>183816</text:p>
          </table:table-cell>
          <table:table-cell office:value-type="float" office:value="138459" calcext:value-type="float">
            <text:p>138459</text:p>
          </table:table-cell>
          <table:table-cell office:value-type="float" office:value="173254" calcext:value-type="float">
            <text:p>1732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8591" calcext:value-type="float">
            <text:p>268591</text:p>
          </table:table-cell>
          <table:table-cell office:value-type="float" office:value="1029870" calcext:value-type="float">
            <text:p>1029870</text:p>
          </table:table-cell>
          <table:table-cell table:style-name="ce1" office:value-type="float" office:value="274152" calcext:value-type="float">
            <text:p>274152</text:p>
          </table:table-cell>
          <table:table-cell table:style-name="ce1" office:value-type="float" office:value="1016484" calcext:value-type="float">
            <text:p>1016484</text:p>
          </table:table-cell>
          <table:table-cell table:style-name="ce1" office:value-type="float" office:value="171095" calcext:value-type="float">
            <text:p>171095</text:p>
          </table:table-cell>
          <table:table-cell table:style-name="ce1" office:value-type="float" office:value="527196" calcext:value-type="float">
            <text:p>527196</text:p>
          </table:table-cell>
          <table:table-cell table:style-name="ce1" office:value-type="float" office:value="147865" calcext:value-type="float">
            <text:p>147865</text:p>
          </table:table-cell>
          <table:table-cell table:style-name="ce1" office:value-type="float" office:value="597805" calcext:value-type="float">
            <text:p>597805</text:p>
          </table:table-cell>
          <table:table-cell table:style-name="ce1" office:value-type="float" office:value="102053" calcext:value-type="float">
            <text:p>102053</text:p>
          </table:table-cell>
          <table:table-cell table:style-name="ce1" office:value-type="float" office:value="266578" calcext:value-type="float">
            <text:p>266578</text:p>
          </table:table-cell>
          <table:table-cell table:style-name="ce1" office:value-type="float" office:value="118388" calcext:value-type="float">
            <text:p>118388</text:p>
          </table:table-cell>
          <table:table-cell table:style-name="ce1" office:value-type="float" office:value="263583" calcext:value-type="float">
            <text:p>263583</text:p>
          </table:table-cell>
          <table:table-cell table:style-name="ce1" office:value-type="float" office:value="104458" calcext:value-type="float">
            <text:p>104458</text:p>
          </table:table-cell>
          <table:table-cell table:style-name="ce1" office:value-type="float" office:value="139309" calcext:value-type="float">
            <text:p>139309</text:p>
          </table:table-cell>
          <table:table-cell table:style-name="ce1" office:value-type="float" office:value="105499" calcext:value-type="float">
            <text:p>105499</text:p>
          </table:table-cell>
          <table:table-cell table:style-name="ce1" office:value-type="float" office:value="139152" calcext:value-type="float">
            <text:p>139152</text:p>
          </table:table-cell>
          <table:table-cell office:value-type="float" office:value="109368" calcext:value-type="float">
            <text:p>109368</text:p>
          </table:table-cell>
          <table:table-cell office:value-type="float" office:value="109705" calcext:value-type="float">
            <text:p>109705</text:p>
          </table:table-cell>
          <table:table-cell office:value-type="float" office:value="84093" calcext:value-type="float">
            <text:p>84093</text:p>
          </table:table-cell>
          <table:table-cell office:value-type="float" office:value="98248" calcext:value-type="float">
            <text:p>98248</text:p>
          </table:table-cell>
          <table:table-cell office:value-type="float" office:value="119306" calcext:value-type="float">
            <text:p>119306</text:p>
          </table:table-cell>
          <table:table-cell office:value-type="float" office:value="105729" calcext:value-type="float">
            <text:p>105729</text:p>
          </table:table-cell>
          <table:table-cell office:value-type="float" office:value="111299" calcext:value-type="float">
            <text:p>111299</text:p>
          </table:table-cell>
          <table:table-cell office:value-type="float" office:value="110219" calcext:value-type="float">
            <text:p>110219</text:p>
          </table:table-cell>
          <table:table-cell office:value-type="float" office:value="128176" calcext:value-type="float">
            <text:p>128176</text:p>
          </table:table-cell>
          <table:table-cell office:value-type="float" office:value="176911" calcext:value-type="float">
            <text:p>176911</text:p>
          </table:table-cell>
          <table:table-cell office:value-type="float" office:value="128821" calcext:value-type="float">
            <text:p>128821</text:p>
          </table:table-cell>
          <table:table-cell office:value-type="float" office:value="141087" calcext:value-type="float">
            <text:p>1410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8474" calcext:value-type="float">
            <text:p>198474</text:p>
          </table:table-cell>
          <table:table-cell office:value-type="float" office:value="1004872" calcext:value-type="float">
            <text:p>1004872</text:p>
          </table:table-cell>
          <table:table-cell table:style-name="ce1" office:value-type="float" office:value="271313" calcext:value-type="float">
            <text:p>271313</text:p>
          </table:table-cell>
          <table:table-cell table:style-name="ce1" office:value-type="float" office:value="990808" calcext:value-type="float">
            <text:p>990808</text:p>
          </table:table-cell>
          <table:table-cell table:style-name="ce1" office:value-type="float" office:value="144570" calcext:value-type="float">
            <text:p>144570</text:p>
          </table:table-cell>
          <table:table-cell table:style-name="ce1" office:value-type="float" office:value="619661" calcext:value-type="float">
            <text:p>619661</text:p>
          </table:table-cell>
          <table:table-cell table:style-name="ce1" office:value-type="float" office:value="159116" calcext:value-type="float">
            <text:p>159116</text:p>
          </table:table-cell>
          <table:table-cell table:style-name="ce1" office:value-type="float" office:value="480753" calcext:value-type="float">
            <text:p>480753</text:p>
          </table:table-cell>
          <table:table-cell table:style-name="ce1" office:value-type="float" office:value="115920" calcext:value-type="float">
            <text:p>115920</text:p>
          </table:table-cell>
          <table:table-cell table:style-name="ce1" office:value-type="float" office:value="275624" calcext:value-type="float">
            <text:p>275624</text:p>
          </table:table-cell>
          <table:table-cell table:style-name="ce1" office:value-type="float" office:value="117853" calcext:value-type="float">
            <text:p>117853</text:p>
          </table:table-cell>
          <table:table-cell table:style-name="ce1" office:value-type="float" office:value="246392" calcext:value-type="float">
            <text:p>246392</text:p>
          </table:table-cell>
          <table:table-cell table:style-name="ce1" office:value-type="float" office:value="110345" calcext:value-type="float">
            <text:p>110345</text:p>
          </table:table-cell>
          <table:table-cell table:style-name="ce1" office:value-type="float" office:value="136533" calcext:value-type="float">
            <text:p>136533</text:p>
          </table:table-cell>
          <table:table-cell table:style-name="ce1" office:value-type="float" office:value="121531" calcext:value-type="float">
            <text:p>121531</text:p>
          </table:table-cell>
          <table:table-cell table:style-name="ce1" office:value-type="float" office:value="138436" calcext:value-type="float">
            <text:p>138436</text:p>
          </table:table-cell>
          <table:table-cell office:value-type="float" office:value="104913" calcext:value-type="float">
            <text:p>104913</text:p>
          </table:table-cell>
          <table:table-cell office:value-type="float" office:value="98010" calcext:value-type="float">
            <text:p>98010</text:p>
          </table:table-cell>
          <table:table-cell office:value-type="float" office:value="97658" calcext:value-type="float">
            <text:p>97658</text:p>
          </table:table-cell>
          <table:table-cell office:value-type="float" office:value="108899" calcext:value-type="float">
            <text:p>108899</text:p>
          </table:table-cell>
          <table:table-cell office:value-type="float" office:value="109263" calcext:value-type="float">
            <text:p>109263</text:p>
          </table:table-cell>
          <table:table-cell office:value-type="float" office:value="111441" calcext:value-type="float">
            <text:p>111441</text:p>
          </table:table-cell>
          <table:table-cell office:value-type="float" office:value="116326" calcext:value-type="float">
            <text:p>116326</text:p>
          </table:table-cell>
          <table:table-cell office:value-type="float" office:value="107541" calcext:value-type="float">
            <text:p>107541</text:p>
          </table:table-cell>
          <table:table-cell office:value-type="float" office:value="144495" calcext:value-type="float">
            <text:p>144495</text:p>
          </table:table-cell>
          <table:table-cell office:value-type="float" office:value="171732" calcext:value-type="float">
            <text:p>171732</text:p>
          </table:table-cell>
          <table:table-cell office:value-type="float" office:value="128497" calcext:value-type="float">
            <text:p>128497</text:p>
          </table:table-cell>
          <table:table-cell office:value-type="float" office:value="139335" calcext:value-type="float">
            <text:p>1393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9558" calcext:value-type="float">
            <text:p>269558</text:p>
          </table:table-cell>
          <table:table-cell office:value-type="float" office:value="1022780" calcext:value-type="float">
            <text:p>1022780</text:p>
          </table:table-cell>
          <table:table-cell table:style-name="ce1" office:value-type="float" office:value="292482" calcext:value-type="float">
            <text:p>292482</text:p>
          </table:table-cell>
          <table:table-cell table:style-name="ce1" office:value-type="float" office:value="980844" calcext:value-type="float">
            <text:p>980844</text:p>
          </table:table-cell>
          <table:table-cell table:style-name="ce1" office:value-type="float" office:value="144917" calcext:value-type="float">
            <text:p>144917</text:p>
          </table:table-cell>
          <table:table-cell table:style-name="ce1" office:value-type="float" office:value="633857" calcext:value-type="float">
            <text:p>633857</text:p>
          </table:table-cell>
          <table:table-cell table:style-name="ce1" office:value-type="float" office:value="159314" calcext:value-type="float">
            <text:p>159314</text:p>
          </table:table-cell>
          <table:table-cell table:style-name="ce1" office:value-type="float" office:value="471390" calcext:value-type="float">
            <text:p>471390</text:p>
          </table:table-cell>
          <table:table-cell table:style-name="ce1" office:value-type="float" office:value="114166" calcext:value-type="float">
            <text:p>114166</text:p>
          </table:table-cell>
          <table:table-cell table:style-name="ce1" office:value-type="float" office:value="258505" calcext:value-type="float">
            <text:p>258505</text:p>
          </table:table-cell>
          <table:table-cell table:style-name="ce1" office:value-type="float" office:value="110478" calcext:value-type="float">
            <text:p>110478</text:p>
          </table:table-cell>
          <table:table-cell table:style-name="ce1" office:value-type="float" office:value="255082" calcext:value-type="float">
            <text:p>255082</text:p>
          </table:table-cell>
          <table:table-cell table:style-name="ce1" office:value-type="float" office:value="106586" calcext:value-type="float">
            <text:p>106586</text:p>
          </table:table-cell>
          <table:table-cell table:style-name="ce1" office:value-type="float" office:value="140818" calcext:value-type="float">
            <text:p>140818</text:p>
          </table:table-cell>
          <table:table-cell table:style-name="ce1" office:value-type="float" office:value="93031" calcext:value-type="float">
            <text:p>93031</text:p>
          </table:table-cell>
          <table:table-cell table:style-name="ce1" office:value-type="float" office:value="140451" calcext:value-type="float">
            <text:p>140451</text:p>
          </table:table-cell>
          <table:table-cell office:value-type="float" office:value="97797" calcext:value-type="float">
            <text:p>97797</text:p>
          </table:table-cell>
          <table:table-cell office:value-type="float" office:value="101113" calcext:value-type="float">
            <text:p>101113</text:p>
          </table:table-cell>
          <table:table-cell office:value-type="float" office:value="88667" calcext:value-type="float">
            <text:p>88667</text:p>
          </table:table-cell>
          <table:table-cell office:value-type="float" office:value="95158" calcext:value-type="float">
            <text:p>95158</text:p>
          </table:table-cell>
          <table:table-cell office:value-type="float" office:value="110883" calcext:value-type="float">
            <text:p>110883</text:p>
          </table:table-cell>
          <table:table-cell office:value-type="float" office:value="107898" calcext:value-type="float">
            <text:p>107898</text:p>
          </table:table-cell>
          <table:table-cell office:value-type="float" office:value="118503" calcext:value-type="float">
            <text:p>118503</text:p>
          </table:table-cell>
          <table:table-cell office:value-type="float" office:value="110412" calcext:value-type="float">
            <text:p>110412</text:p>
          </table:table-cell>
          <table:table-cell office:value-type="float" office:value="114399" calcext:value-type="float">
            <text:p>114399</text:p>
          </table:table-cell>
          <table:table-cell office:value-type="float" office:value="156319" calcext:value-type="float">
            <text:p>156319</text:p>
          </table:table-cell>
          <table:table-cell office:value-type="float" office:value="117008" calcext:value-type="float">
            <text:p>117008</text:p>
          </table:table-cell>
          <table:table-cell office:value-type="float" office:value="131539" calcext:value-type="float">
            <text:p>1315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2880" calcext:value-type="float">
            <text:p>282880</text:p>
          </table:table-cell>
          <table:table-cell office:value-type="float" office:value="1023299" calcext:value-type="float">
            <text:p>1023299</text:p>
          </table:table-cell>
          <table:table-cell table:style-name="ce1" office:value-type="float" office:value="272474" calcext:value-type="float">
            <text:p>272474</text:p>
          </table:table-cell>
          <table:table-cell table:style-name="ce1" office:value-type="float" office:value="1013893" calcext:value-type="float">
            <text:p>1013893</text:p>
          </table:table-cell>
          <table:table-cell table:style-name="ce1" office:value-type="float" office:value="169605" calcext:value-type="float">
            <text:p>169605</text:p>
          </table:table-cell>
          <table:table-cell table:style-name="ce1" office:value-type="float" office:value="615828" calcext:value-type="float">
            <text:p>615828</text:p>
          </table:table-cell>
          <table:table-cell table:style-name="ce1" office:value-type="float" office:value="148838" calcext:value-type="float">
            <text:p>148838</text:p>
          </table:table-cell>
          <table:table-cell table:style-name="ce1" office:value-type="float" office:value="470162" calcext:value-type="float">
            <text:p>470162</text:p>
          </table:table-cell>
          <table:table-cell table:style-name="ce1" office:value-type="float" office:value="116076" calcext:value-type="float">
            <text:p>116076</text:p>
          </table:table-cell>
          <table:table-cell table:style-name="ce1" office:value-type="float" office:value="297529" calcext:value-type="float">
            <text:p>297529</text:p>
          </table:table-cell>
          <table:table-cell table:style-name="ce1" office:value-type="float" office:value="111482" calcext:value-type="float">
            <text:p>111482</text:p>
          </table:table-cell>
          <table:table-cell table:style-name="ce1" office:value-type="float" office:value="265897" calcext:value-type="float">
            <text:p>265897</text:p>
          </table:table-cell>
          <table:table-cell table:style-name="ce1" office:value-type="float" office:value="91847" calcext:value-type="float">
            <text:p>91847</text:p>
          </table:table-cell>
          <table:table-cell table:style-name="ce1" office:value-type="float" office:value="136525" calcext:value-type="float">
            <text:p>136525</text:p>
          </table:table-cell>
          <table:table-cell table:style-name="ce1" office:value-type="float" office:value="110474" calcext:value-type="float">
            <text:p>110474</text:p>
          </table:table-cell>
          <table:table-cell table:style-name="ce1" office:value-type="float" office:value="155957" calcext:value-type="float">
            <text:p>155957</text:p>
          </table:table-cell>
          <table:table-cell office:value-type="float" office:value="90427" calcext:value-type="float">
            <text:p>90427</text:p>
          </table:table-cell>
          <table:table-cell office:value-type="float" office:value="96590" calcext:value-type="float">
            <text:p>96590</text:p>
          </table:table-cell>
          <table:table-cell office:value-type="float" office:value="85488" calcext:value-type="float">
            <text:p>85488</text:p>
          </table:table-cell>
          <table:table-cell office:value-type="float" office:value="105646" calcext:value-type="float">
            <text:p>105646</text:p>
          </table:table-cell>
          <table:table-cell office:value-type="float" office:value="114494" calcext:value-type="float">
            <text:p>114494</text:p>
          </table:table-cell>
          <table:table-cell office:value-type="float" office:value="105881" calcext:value-type="float">
            <text:p>105881</text:p>
          </table:table-cell>
          <table:table-cell office:value-type="float" office:value="106582" calcext:value-type="float">
            <text:p>106582</text:p>
          </table:table-cell>
          <table:table-cell office:value-type="float" office:value="106665" calcext:value-type="float">
            <text:p>106665</text:p>
          </table:table-cell>
          <table:table-cell office:value-type="float" office:value="132922" calcext:value-type="float">
            <text:p>132922</text:p>
          </table:table-cell>
          <table:table-cell office:value-type="float" office:value="190564" calcext:value-type="float">
            <text:p>190564</text:p>
          </table:table-cell>
          <table:table-cell office:value-type="float" office:value="123692" calcext:value-type="float">
            <text:p>123692</text:p>
          </table:table-cell>
          <table:table-cell office:value-type="float" office:value="129424" calcext:value-type="float">
            <text:p>1294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2482" calcext:value-type="float">
            <text:p>282482</text:p>
          </table:table-cell>
          <table:table-cell office:value-type="float" office:value="1004093" calcext:value-type="float">
            <text:p>1004093</text:p>
          </table:table-cell>
          <table:table-cell table:style-name="ce1" office:value-type="float" office:value="273848" calcext:value-type="float">
            <text:p>273848</text:p>
          </table:table-cell>
          <table:table-cell table:style-name="ce1" office:value-type="float" office:value="1009861" calcext:value-type="float">
            <text:p>1009861</text:p>
          </table:table-cell>
          <table:table-cell table:style-name="ce1" office:value-type="float" office:value="168546" calcext:value-type="float">
            <text:p>168546</text:p>
          </table:table-cell>
          <table:table-cell table:style-name="ce1" office:value-type="float" office:value="617359" calcext:value-type="float">
            <text:p>617359</text:p>
          </table:table-cell>
          <table:table-cell table:style-name="ce1" office:value-type="float" office:value="156700" calcext:value-type="float">
            <text:p>156700</text:p>
          </table:table-cell>
          <table:table-cell table:style-name="ce1" office:value-type="float" office:value="480249" calcext:value-type="float">
            <text:p>480249</text:p>
          </table:table-cell>
          <table:table-cell table:style-name="ce1" office:value-type="float" office:value="108412" calcext:value-type="float">
            <text:p>108412</text:p>
          </table:table-cell>
          <table:table-cell table:style-name="ce1" office:value-type="float" office:value="256227" calcext:value-type="float">
            <text:p>256227</text:p>
          </table:table-cell>
          <table:table-cell table:style-name="ce1" office:value-type="float" office:value="103571" calcext:value-type="float">
            <text:p>103571</text:p>
          </table:table-cell>
          <table:table-cell table:style-name="ce1" office:value-type="float" office:value="279999" calcext:value-type="float">
            <text:p>279999</text:p>
          </table:table-cell>
          <table:table-cell table:style-name="ce1" office:value-type="float" office:value="105587" calcext:value-type="float">
            <text:p>105587</text:p>
          </table:table-cell>
          <table:table-cell table:style-name="ce1" office:value-type="float" office:value="140848" calcext:value-type="float">
            <text:p>140848</text:p>
          </table:table-cell>
          <table:table-cell table:style-name="ce1" office:value-type="float" office:value="106949" calcext:value-type="float">
            <text:p>106949</text:p>
          </table:table-cell>
          <table:table-cell table:style-name="ce1" office:value-type="float" office:value="138210" calcext:value-type="float">
            <text:p>138210</text:p>
          </table:table-cell>
          <table:table-cell office:value-type="float" office:value="88630" calcext:value-type="float">
            <text:p>88630</text:p>
          </table:table-cell>
          <table:table-cell office:value-type="float" office:value="104307" calcext:value-type="float">
            <text:p>104307</text:p>
          </table:table-cell>
          <table:table-cell office:value-type="float" office:value="102911" calcext:value-type="float">
            <text:p>102911</text:p>
          </table:table-cell>
          <table:table-cell office:value-type="float" office:value="103641" calcext:value-type="float">
            <text:p>103641</text:p>
          </table:table-cell>
          <table:table-cell office:value-type="float" office:value="107740" calcext:value-type="float">
            <text:p>107740</text:p>
          </table:table-cell>
          <table:table-cell office:value-type="float" office:value="108113" calcext:value-type="float">
            <text:p>108113</text:p>
          </table:table-cell>
          <table:table-cell office:value-type="float" office:value="114260" calcext:value-type="float">
            <text:p>114260</text:p>
          </table:table-cell>
          <table:table-cell office:value-type="float" office:value="110818" calcext:value-type="float">
            <text:p>110818</text:p>
          </table:table-cell>
          <table:table-cell office:value-type="float" office:value="116595" calcext:value-type="float">
            <text:p>116595</text:p>
          </table:table-cell>
          <table:table-cell office:value-type="float" office:value="157891" calcext:value-type="float">
            <text:p>157891</text:p>
          </table:table-cell>
          <table:table-cell office:value-type="float" office:value="116589" calcext:value-type="float">
            <text:p>116589</text:p>
          </table:table-cell>
          <table:table-cell office:value-type="float" office:value="135103" calcext:value-type="float">
            <text:p>1351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8863" calcext:value-type="float">
            <text:p>268863</text:p>
          </table:table-cell>
          <table:table-cell office:value-type="float" office:value="1033921" calcext:value-type="float">
            <text:p>1033921</text:p>
          </table:table-cell>
          <table:table-cell table:style-name="ce1" office:value-type="float" office:value="285554" calcext:value-type="float">
            <text:p>285554</text:p>
          </table:table-cell>
          <table:table-cell table:style-name="ce1" office:value-type="float" office:value="988797" calcext:value-type="float">
            <text:p>988797</text:p>
          </table:table-cell>
          <table:table-cell table:style-name="ce1" office:value-type="float" office:value="144052" calcext:value-type="float">
            <text:p>144052</text:p>
          </table:table-cell>
          <table:table-cell table:style-name="ce1" office:value-type="float" office:value="627111" calcext:value-type="float">
            <text:p>627111</text:p>
          </table:table-cell>
          <table:table-cell table:style-name="ce1" office:value-type="float" office:value="145472" calcext:value-type="float">
            <text:p>145472</text:p>
          </table:table-cell>
          <table:table-cell table:style-name="ce1" office:value-type="float" office:value="470272" calcext:value-type="float">
            <text:p>470272</text:p>
          </table:table-cell>
          <table:table-cell table:style-name="ce1" office:value-type="float" office:value="113976" calcext:value-type="float">
            <text:p>113976</text:p>
          </table:table-cell>
          <table:table-cell table:style-name="ce1" office:value-type="float" office:value="276361" calcext:value-type="float">
            <text:p>276361</text:p>
          </table:table-cell>
          <table:table-cell table:style-name="ce1" office:value-type="float" office:value="117538" calcext:value-type="float">
            <text:p>117538</text:p>
          </table:table-cell>
          <table:table-cell table:style-name="ce1" office:value-type="float" office:value="263127" calcext:value-type="float">
            <text:p>263127</text:p>
          </table:table-cell>
          <table:table-cell table:style-name="ce1" office:value-type="float" office:value="104081" calcext:value-type="float">
            <text:p>104081</text:p>
          </table:table-cell>
          <table:table-cell table:style-name="ce1" office:value-type="float" office:value="137530" calcext:value-type="float">
            <text:p>137530</text:p>
          </table:table-cell>
          <table:table-cell table:style-name="ce1" office:value-type="float" office:value="92377" calcext:value-type="float">
            <text:p>92377</text:p>
          </table:table-cell>
          <table:table-cell table:style-name="ce1" office:value-type="float" office:value="139558" calcext:value-type="float">
            <text:p>139558</text:p>
          </table:table-cell>
          <table:table-cell office:value-type="float" office:value="96953" calcext:value-type="float">
            <text:p>96953</text:p>
          </table:table-cell>
          <table:table-cell office:value-type="float" office:value="92589" calcext:value-type="float">
            <text:p>92589</text:p>
          </table:table-cell>
          <table:table-cell office:value-type="float" office:value="105382" calcext:value-type="float">
            <text:p>105382</text:p>
          </table:table-cell>
          <table:table-cell office:value-type="float" office:value="101876" calcext:value-type="float">
            <text:p>101876</text:p>
          </table:table-cell>
          <table:table-cell office:value-type="float" office:value="109038" calcext:value-type="float">
            <text:p>109038</text:p>
          </table:table-cell>
          <table:table-cell office:value-type="float" office:value="107884" calcext:value-type="float">
            <text:p>107884</text:p>
          </table:table-cell>
          <table:table-cell office:value-type="float" office:value="112115" calcext:value-type="float">
            <text:p>112115</text:p>
          </table:table-cell>
          <table:table-cell office:value-type="float" office:value="108304" calcext:value-type="float">
            <text:p>108304</text:p>
          </table:table-cell>
          <table:table-cell office:value-type="float" office:value="125381" calcext:value-type="float">
            <text:p>125381</text:p>
          </table:table-cell>
          <table:table-cell office:value-type="float" office:value="164877" calcext:value-type="float">
            <text:p>164877</text:p>
          </table:table-cell>
          <table:table-cell office:value-type="float" office:value="124486" calcext:value-type="float">
            <text:p>124486</text:p>
          </table:table-cell>
          <table:table-cell office:value-type="float" office:value="133889" calcext:value-type="float">
            <text:p>1338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6510" calcext:value-type="float">
            <text:p>196510</text:p>
          </table:table-cell>
          <table:table-cell office:value-type="float" office:value="998315" calcext:value-type="float">
            <text:p>998315</text:p>
          </table:table-cell>
          <table:table-cell table:style-name="ce1" office:value-type="float" office:value="285042" calcext:value-type="float">
            <text:p>285042</text:p>
          </table:table-cell>
          <table:table-cell table:style-name="ce1" office:value-type="float" office:value="977198" calcext:value-type="float">
            <text:p>977198</text:p>
          </table:table-cell>
          <table:table-cell table:style-name="ce1" office:value-type="float" office:value="170603" calcext:value-type="float">
            <text:p>170603</text:p>
          </table:table-cell>
          <table:table-cell table:style-name="ce1" office:value-type="float" office:value="614240" calcext:value-type="float">
            <text:p>614240</text:p>
          </table:table-cell>
          <table:table-cell table:style-name="ce1" office:value-type="float" office:value="139634" calcext:value-type="float">
            <text:p>139634</text:p>
          </table:table-cell>
          <table:table-cell table:style-name="ce1" office:value-type="float" office:value="539901" calcext:value-type="float">
            <text:p>539901</text:p>
          </table:table-cell>
          <table:table-cell table:style-name="ce1" office:value-type="float" office:value="99308" calcext:value-type="float">
            <text:p>99308</text:p>
          </table:table-cell>
          <table:table-cell table:style-name="ce1" office:value-type="float" office:value="260193" calcext:value-type="float">
            <text:p>260193</text:p>
          </table:table-cell>
          <table:table-cell table:style-name="ce1" office:value-type="float" office:value="110524" calcext:value-type="float">
            <text:p>110524</text:p>
          </table:table-cell>
          <table:table-cell table:style-name="ce1" office:value-type="float" office:value="249821" calcext:value-type="float">
            <text:p>249821</text:p>
          </table:table-cell>
          <table:table-cell table:style-name="ce1" office:value-type="float" office:value="93601" calcext:value-type="float">
            <text:p>93601</text:p>
          </table:table-cell>
          <table:table-cell table:style-name="ce1" office:value-type="float" office:value="137065" calcext:value-type="float">
            <text:p>137065</text:p>
          </table:table-cell>
          <table:table-cell table:style-name="ce1" office:value-type="float" office:value="104850" calcext:value-type="float">
            <text:p>104850</text:p>
          </table:table-cell>
          <table:table-cell table:style-name="ce1" office:value-type="float" office:value="138495" calcext:value-type="float">
            <text:p>138495</text:p>
          </table:table-cell>
          <table:table-cell office:value-type="float" office:value="109399" calcext:value-type="float">
            <text:p>109399</text:p>
          </table:table-cell>
          <table:table-cell office:value-type="float" office:value="97115" calcext:value-type="float">
            <text:p>97115</text:p>
          </table:table-cell>
          <table:table-cell office:value-type="float" office:value="99638" calcext:value-type="float">
            <text:p>99638</text:p>
          </table:table-cell>
          <table:table-cell office:value-type="float" office:value="100022" calcext:value-type="float">
            <text:p>100022</text:p>
          </table:table-cell>
          <table:table-cell office:value-type="float" office:value="112513" calcext:value-type="float">
            <text:p>112513</text:p>
          </table:table-cell>
          <table:table-cell office:value-type="float" office:value="105478" calcext:value-type="float">
            <text:p>105478</text:p>
          </table:table-cell>
          <table:table-cell office:value-type="float" office:value="114662" calcext:value-type="float">
            <text:p>114662</text:p>
          </table:table-cell>
          <table:table-cell office:value-type="float" office:value="107658" calcext:value-type="float">
            <text:p>107658</text:p>
          </table:table-cell>
          <table:table-cell office:value-type="float" office:value="119262" calcext:value-type="float">
            <text:p>119262</text:p>
          </table:table-cell>
          <table:table-cell office:value-type="float" office:value="129978" calcext:value-type="float">
            <text:p>129978</text:p>
          </table:table-cell>
          <table:table-cell office:value-type="float" office:value="126795" calcext:value-type="float">
            <text:p>126795</text:p>
          </table:table-cell>
          <table:table-cell office:value-type="float" office:value="143816" calcext:value-type="float">
            <text:p>1438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9328" calcext:value-type="float">
            <text:p>279328</text:p>
          </table:table-cell>
          <table:table-cell office:value-type="float" office:value="1010352" calcext:value-type="float">
            <text:p>1010352</text:p>
          </table:table-cell>
          <table:table-cell table:style-name="ce1" office:value-type="float" office:value="282176" calcext:value-type="float">
            <text:p>282176</text:p>
          </table:table-cell>
          <table:table-cell table:style-name="ce1" office:value-type="float" office:value="1049331" calcext:value-type="float">
            <text:p>1049331</text:p>
          </table:table-cell>
          <table:table-cell table:style-name="ce1" office:value-type="float" office:value="168972" calcext:value-type="float">
            <text:p>168972</text:p>
          </table:table-cell>
          <table:table-cell table:style-name="ce1" office:value-type="float" office:value="599808" calcext:value-type="float">
            <text:p>599808</text:p>
          </table:table-cell>
          <table:table-cell table:style-name="ce1" office:value-type="float" office:value="147854" calcext:value-type="float">
            <text:p>147854</text:p>
          </table:table-cell>
          <table:table-cell table:style-name="ce1" office:value-type="float" office:value="488265" calcext:value-type="float">
            <text:p>488265</text:p>
          </table:table-cell>
          <table:table-cell table:style-name="ce1" office:value-type="float" office:value="110564" calcext:value-type="float">
            <text:p>110564</text:p>
          </table:table-cell>
          <table:table-cell table:style-name="ce1" office:value-type="float" office:value="261899" calcext:value-type="float">
            <text:p>261899</text:p>
          </table:table-cell>
          <table:table-cell table:style-name="ce1" office:value-type="float" office:value="116918" calcext:value-type="float">
            <text:p>116918</text:p>
          </table:table-cell>
          <table:table-cell table:style-name="ce1" office:value-type="float" office:value="300769" calcext:value-type="float">
            <text:p>300769</text:p>
          </table:table-cell>
          <table:table-cell table:style-name="ce1" office:value-type="float" office:value="106711" calcext:value-type="float">
            <text:p>106711</text:p>
          </table:table-cell>
          <table:table-cell table:style-name="ce1" office:value-type="float" office:value="138003" calcext:value-type="float">
            <text:p>138003</text:p>
          </table:table-cell>
          <table:table-cell table:style-name="ce1" office:value-type="float" office:value="105901" calcext:value-type="float">
            <text:p>105901</text:p>
          </table:table-cell>
          <table:table-cell table:style-name="ce1" office:value-type="float" office:value="140470" calcext:value-type="float">
            <text:p>140470</text:p>
          </table:table-cell>
          <table:table-cell office:value-type="float" office:value="93218" calcext:value-type="float">
            <text:p>93218</text:p>
          </table:table-cell>
          <table:table-cell office:value-type="float" office:value="90975" calcext:value-type="float">
            <text:p>90975</text:p>
          </table:table-cell>
          <table:table-cell office:value-type="float" office:value="107778" calcext:value-type="float">
            <text:p>107778</text:p>
          </table:table-cell>
          <table:table-cell office:value-type="float" office:value="101237" calcext:value-type="float">
            <text:p>101237</text:p>
          </table:table-cell>
          <table:table-cell office:value-type="float" office:value="111991" calcext:value-type="float">
            <text:p>111991</text:p>
          </table:table-cell>
          <table:table-cell office:value-type="float" office:value="108622" calcext:value-type="float">
            <text:p>108622</text:p>
          </table:table-cell>
          <table:table-cell office:value-type="float" office:value="112407" calcext:value-type="float">
            <text:p>112407</text:p>
          </table:table-cell>
          <table:table-cell office:value-type="float" office:value="107626" calcext:value-type="float">
            <text:p>107626</text:p>
          </table:table-cell>
          <table:table-cell office:value-type="float" office:value="121096" calcext:value-type="float">
            <text:p>121096</text:p>
          </table:table-cell>
          <table:table-cell office:value-type="float" office:value="139987" calcext:value-type="float">
            <text:p>139987</text:p>
          </table:table-cell>
          <table:table-cell office:value-type="float" office:value="120425" calcext:value-type="float">
            <text:p>120425</text:p>
          </table:table-cell>
          <table:table-cell office:value-type="float" office:value="152379" calcext:value-type="float">
            <text:p>1523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8200" calcext:value-type="float">
            <text:p>268200</text:p>
          </table:table-cell>
          <table:table-cell office:value-type="float" office:value="1051719" calcext:value-type="float">
            <text:p>1051719</text:p>
          </table:table-cell>
          <table:table-cell table:style-name="ce1" office:value-type="float" office:value="275740" calcext:value-type="float">
            <text:p>275740</text:p>
          </table:table-cell>
          <table:table-cell table:style-name="ce1" office:value-type="float" office:value="991462" calcext:value-type="float">
            <text:p>991462</text:p>
          </table:table-cell>
          <table:table-cell table:style-name="ce1" office:value-type="float" office:value="144498" calcext:value-type="float">
            <text:p>144498</text:p>
          </table:table-cell>
          <table:table-cell table:style-name="ce1" office:value-type="float" office:value="637721" calcext:value-type="float">
            <text:p>637721</text:p>
          </table:table-cell>
          <table:table-cell table:style-name="ce1" office:value-type="float" office:value="149336" calcext:value-type="float">
            <text:p>149336</text:p>
          </table:table-cell>
          <table:table-cell table:style-name="ce1" office:value-type="float" office:value="489800" calcext:value-type="float">
            <text:p>489800</text:p>
          </table:table-cell>
          <table:table-cell table:style-name="ce1" office:value-type="float" office:value="113922" calcext:value-type="float">
            <text:p>113922</text:p>
          </table:table-cell>
          <table:table-cell table:style-name="ce1" office:value-type="float" office:value="298041" calcext:value-type="float">
            <text:p>298041</text:p>
          </table:table-cell>
          <table:table-cell table:style-name="ce1" office:value-type="float" office:value="111780" calcext:value-type="float">
            <text:p>111780</text:p>
          </table:table-cell>
          <table:table-cell table:style-name="ce1" office:value-type="float" office:value="247572" calcext:value-type="float">
            <text:p>247572</text:p>
          </table:table-cell>
          <table:table-cell table:style-name="ce1" office:value-type="float" office:value="105317" calcext:value-type="float">
            <text:p>105317</text:p>
          </table:table-cell>
          <table:table-cell table:style-name="ce1" office:value-type="float" office:value="136225" calcext:value-type="float">
            <text:p>136225</text:p>
          </table:table-cell>
          <table:table-cell table:style-name="ce1" office:value-type="float" office:value="87905" calcext:value-type="float">
            <text:p>87905</text:p>
          </table:table-cell>
          <table:table-cell table:style-name="ce1" office:value-type="float" office:value="140339" calcext:value-type="float">
            <text:p>140339</text:p>
          </table:table-cell>
          <table:table-cell office:value-type="float" office:value="105416" calcext:value-type="float">
            <text:p>105416</text:p>
          </table:table-cell>
          <table:table-cell office:value-type="float" office:value="93246" calcext:value-type="float">
            <text:p>93246</text:p>
          </table:table-cell>
          <table:table-cell office:value-type="float" office:value="91847" calcext:value-type="float">
            <text:p>91847</text:p>
          </table:table-cell>
          <table:table-cell office:value-type="float" office:value="116544" calcext:value-type="float">
            <text:p>116544</text:p>
          </table:table-cell>
          <table:table-cell office:value-type="float" office:value="119614" calcext:value-type="float">
            <text:p>119614</text:p>
          </table:table-cell>
          <table:table-cell office:value-type="float" office:value="109246" calcext:value-type="float">
            <text:p>109246</text:p>
          </table:table-cell>
          <table:table-cell office:value-type="float" office:value="108257" calcext:value-type="float">
            <text:p>108257</text:p>
          </table:table-cell>
          <table:table-cell office:value-type="float" office:value="105582" calcext:value-type="float">
            <text:p>105582</text:p>
          </table:table-cell>
          <table:table-cell office:value-type="float" office:value="123272" calcext:value-type="float">
            <text:p>123272</text:p>
          </table:table-cell>
          <table:table-cell office:value-type="float" office:value="138947" calcext:value-type="float">
            <text:p>138947</text:p>
          </table:table-cell>
          <table:table-cell office:value-type="float" office:value="144836" calcext:value-type="float">
            <text:p>144836</text:p>
          </table:table-cell>
          <table:table-cell office:value-type="float" office:value="140968" calcext:value-type="float">
            <text:p>140968</text:p>
          </table:table-cell>
        </table:table-row>
        <table:table-row table:style-name="ro1"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512)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(2)</text:p>
          </table:table-cell>
        </table:table-row>
        <table:table-row table:style-name="ro1">
          <table:table-cell table:style-name="Default"/>
          <table:table-cell table:style-name="Default" table:formula="of:=AVERAGE([.B4:.B33])" office:value-type="float" office:value="234484.566666667" calcext:value-type="float">
            <text:p>234484,566666667</text:p>
          </table:table-cell>
          <table:table-cell table:style-name="Default" table:formula="of:=AVERAGE([.C4:.C33])" office:value-type="float" office:value="1010627.16666667" calcext:value-type="float">
            <text:p>1010627,16666667</text:p>
          </table:table-cell>
          <table:table-cell table:formula="of:=AVERAGE([.D4:.D33])" office:value-type="float" office:value="262462.7" calcext:value-type="float">
            <text:p>262462,7</text:p>
          </table:table-cell>
          <table:table-cell table:formula="of:=AVERAGE([.E4:.E33])" office:value-type="float" office:value="997750.5" calcext:value-type="float">
            <text:p>997750,5</text:p>
          </table:table-cell>
          <table:table-cell table:formula="of:=AVERAGE([.F4:.F33])" office:value-type="float" office:value="152170.2" calcext:value-type="float">
            <text:p>152170,2</text:p>
          </table:table-cell>
          <table:table-cell table:formula="of:=AVERAGE([.G4:.G33])" office:value-type="float" office:value="615318.9" calcext:value-type="float">
            <text:p>615318,9</text:p>
          </table:table-cell>
          <table:table-cell table:formula="of:=AVERAGE([.H4:.H33])" office:value-type="float" office:value="154350.7" calcext:value-type="float">
            <text:p>154350,7</text:p>
          </table:table-cell>
          <table:table-cell table:formula="of:=AVERAGE([.I4:.I33])" office:value-type="float" office:value="531296.2" calcext:value-type="float">
            <text:p>531296,2</text:p>
          </table:table-cell>
          <table:table-cell table:formula="of:=AVERAGE([.J4:.J33])" office:value-type="float" office:value="108508.266666667" calcext:value-type="float">
            <text:p>108508,266666667</text:p>
          </table:table-cell>
          <table:table-cell table:formula="of:=AVERAGE([.K4:.K33])" office:value-type="float" office:value="278442.2" calcext:value-type="float">
            <text:p>278442,2</text:p>
          </table:table-cell>
          <table:table-cell table:formula="of:=AVERAGE([.L4:.L33])" office:value-type="float" office:value="110487.933333333" calcext:value-type="float">
            <text:p>110487,933333333</text:p>
          </table:table-cell>
          <table:table-cell table:formula="of:=AVERAGE([.M4:.M33])" office:value-type="float" office:value="263755.666666667" calcext:value-type="float">
            <text:p>263755,666666667</text:p>
          </table:table-cell>
          <table:table-cell table:formula="of:=AVERAGE([.N4:.N33])" office:value-type="float" office:value="103529.133333333" calcext:value-type="float">
            <text:p>103529,133333333</text:p>
          </table:table-cell>
          <table:table-cell table:formula="of:=AVERAGE([.O4:.O33])" office:value-type="float" office:value="139473.566666667" calcext:value-type="float">
            <text:p>139473,566666667</text:p>
          </table:table-cell>
          <table:table-cell table:formula="of:=AVERAGE([.P4:.P33])" office:value-type="float" office:value="100766.366666667" calcext:value-type="float">
            <text:p>100766,366666667</text:p>
          </table:table-cell>
          <table:table-cell table:formula="of:=AVERAGE([.Q4:.Q33])" office:value-type="float" office:value="141133.033333333" calcext:value-type="float">
            <text:p>141133,033333333</text:p>
          </table:table-cell>
          <table:table-cell table:formula="of:=AVERAGE([.R4:.R33])" office:value-type="float" office:value="98851.4333333333" calcext:value-type="float">
            <text:p>98851,4333333333</text:p>
          </table:table-cell>
          <table:table-cell table:formula="of:=AVERAGE([.S4:.S33])" office:value-type="float" office:value="99458.1" calcext:value-type="float">
            <text:p>99458,1</text:p>
          </table:table-cell>
          <table:table-cell table:formula="of:=AVERAGE([.T4:.T33])" office:value-type="float" office:value="95567.6666666667" calcext:value-type="float">
            <text:p>95567,6666666667</text:p>
          </table:table-cell>
          <table:table-cell table:formula="of:=AVERAGE([.U4:.U33])" office:value-type="float" office:value="101360.733333333" calcext:value-type="float">
            <text:p>101360,733333333</text:p>
          </table:table-cell>
          <table:table-cell table:formula="of:=AVERAGE([.V4:.V33])" office:value-type="float" office:value="112923.866666667" calcext:value-type="float">
            <text:p>112923,866666667</text:p>
          </table:table-cell>
          <table:table-cell table:formula="of:=AVERAGE([.W4:.W33])" office:value-type="float" office:value="108321.033333333" calcext:value-type="float">
            <text:p>108321,033333333</text:p>
          </table:table-cell>
          <table:table-cell table:formula="of:=AVERAGE([.X4:.X33])" office:value-type="float" office:value="111973.933333333" calcext:value-type="float">
            <text:p>111973,933333333</text:p>
          </table:table-cell>
          <table:table-cell table:formula="of:=AVERAGE([.Y4:.Y33])" office:value-type="float" office:value="107591.533333333" calcext:value-type="float">
            <text:p>107591,533333333</text:p>
          </table:table-cell>
          <table:table-cell table:formula="of:=AVERAGE([.Z4:.Z33])" office:value-type="float" office:value="126394.233333333" calcext:value-type="float">
            <text:p>126394,233333333</text:p>
          </table:table-cell>
          <table:table-cell table:formula="of:=AVERAGE([.AA4:.AA33])" office:value-type="float" office:value="151382.566666667" calcext:value-type="float">
            <text:p>151382,566666667</text:p>
          </table:table-cell>
          <table:table-cell table:formula="of:=AVERAGE([.AB4:.AB33])" office:value-type="float" office:value="124291.666666667" calcext:value-type="float">
            <text:p>124291,666666667</text:p>
          </table:table-cell>
          <table:table-cell table:formula="of:=AVERAGE([.AC4:.AC33])" office:value-type="float" office:value="145446.066666667" calcext:value-type="float">
            <text:p>145446,066666667</text:p>
          </table:table-cell>
        </table:table-row>
        <table:table-row table:style-name="ro1">
          <table:table-cell table:style-name="Default" table:number-columns-repeated="3"/>
          <table:table-cell table:number-columns-repeated="26"/>
        </table:table-row>
        <table:table-row table:style-name="ro1">
          <table:table-cell/>
          <table:table-cell office:value-type="string" calcext:value-type="string">
            <text:p>GCC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5252" calcext:value-type="float">
            <text:p>445252</text:p>
          </table:table-cell>
          <table:table-cell office:value-type="float" office:value="2265209" calcext:value-type="float">
            <text:p>2265209</text:p>
          </table:table-cell>
          <table:table-cell office:value-type="float" office:value="456307" calcext:value-type="float">
            <text:p>456307</text:p>
          </table:table-cell>
          <table:table-cell office:value-type="float" office:value="1368316" calcext:value-type="float">
            <text:p>1368316</text:p>
          </table:table-cell>
          <table:table-cell office:value-type="float" office:value="265991" calcext:value-type="float">
            <text:p>265991</text:p>
          </table:table-cell>
          <table:table-cell office:value-type="float" office:value="956281" calcext:value-type="float">
            <text:p>956281</text:p>
          </table:table-cell>
          <table:table-cell office:value-type="float" office:value="157532" calcext:value-type="float">
            <text:p>157532</text:p>
          </table:table-cell>
          <table:table-cell office:value-type="float" office:value="487274" calcext:value-type="float">
            <text:p>487274</text:p>
          </table:table-cell>
          <table:table-cell office:value-type="float" office:value="87083" calcext:value-type="float">
            <text:p>87083</text:p>
          </table:table-cell>
          <table:table-cell office:value-type="float" office:value="255658" calcext:value-type="float">
            <text:p>255658</text:p>
          </table:table-cell>
          <table:table-cell table:style-name="ce2" office:value-type="float" office:value="65592" calcext:value-type="float">
            <text:p>65592</text:p>
          </table:table-cell>
          <table:table-cell office:value-type="float" office:value="155825" calcext:value-type="float">
            <text:p>155825</text:p>
          </table:table-cell>
          <table:table-cell office:value-type="float" office:value="61962" calcext:value-type="float">
            <text:p>61962</text:p>
          </table:table-cell>
          <table:table-cell office:value-type="float" office:value="174929" calcext:value-type="float">
            <text:p>174929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7495" calcext:value-type="float">
            <text:p>447495</text:p>
          </table:table-cell>
          <table:table-cell office:value-type="float" office:value="2264000" calcext:value-type="float">
            <text:p>2264000</text:p>
          </table:table-cell>
          <table:table-cell office:value-type="float" office:value="406930" calcext:value-type="float">
            <text:p>406930</text:p>
          </table:table-cell>
          <table:table-cell office:value-type="float" office:value="1178453" calcext:value-type="float">
            <text:p>1178453</text:p>
          </table:table-cell>
          <table:table-cell office:value-type="float" office:value="259273" calcext:value-type="float">
            <text:p>259273</text:p>
          </table:table-cell>
          <table:table-cell office:value-type="float" office:value="880143" calcext:value-type="float">
            <text:p>880143</text:p>
          </table:table-cell>
          <table:table-cell office:value-type="float" office:value="150958" calcext:value-type="float">
            <text:p>150958</text:p>
          </table:table-cell>
          <table:table-cell office:value-type="float" office:value="491413" calcext:value-type="float">
            <text:p>491413</text:p>
          </table:table-cell>
          <table:table-cell office:value-type="float" office:value="86364" calcext:value-type="float">
            <text:p>86364</text:p>
          </table:table-cell>
          <table:table-cell office:value-type="float" office:value="253825" calcext:value-type="float">
            <text:p>253825</text:p>
          </table:table-cell>
          <table:table-cell office:value-type="float" office:value="78336" calcext:value-type="float">
            <text:p>78336</text:p>
          </table:table-cell>
          <table:table-cell office:value-type="float" office:value="146708" calcext:value-type="float">
            <text:p>146708</text:p>
          </table:table-cell>
          <table:table-cell office:value-type="float" office:value="64547" calcext:value-type="float">
            <text:p>64547</text:p>
          </table:table-cell>
          <table:table-cell office:value-type="float" office:value="176232" calcext:value-type="float">
            <text:p>176232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9300" calcext:value-type="float">
            <text:p>449300</text:p>
          </table:table-cell>
          <table:table-cell office:value-type="float" office:value="2267938" calcext:value-type="float">
            <text:p>2267938</text:p>
          </table:table-cell>
          <table:table-cell office:value-type="float" office:value="459023" calcext:value-type="float">
            <text:p>459023</text:p>
          </table:table-cell>
          <table:table-cell office:value-type="float" office:value="1371142" calcext:value-type="float">
            <text:p>1371142</text:p>
          </table:table-cell>
          <table:table-cell office:value-type="float" office:value="262596" calcext:value-type="float">
            <text:p>262596</text:p>
          </table:table-cell>
          <table:table-cell office:value-type="float" office:value="978134" calcext:value-type="float">
            <text:p>978134</text:p>
          </table:table-cell>
          <table:table-cell office:value-type="float" office:value="153830" calcext:value-type="float">
            <text:p>153830</text:p>
          </table:table-cell>
          <table:table-cell office:value-type="float" office:value="484040" calcext:value-type="float">
            <text:p>484040</text:p>
          </table:table-cell>
          <table:table-cell office:value-type="float" office:value="88274" calcext:value-type="float">
            <text:p>88274</text:p>
          </table:table-cell>
          <table:table-cell office:value-type="float" office:value="255776" calcext:value-type="float">
            <text:p>255776</text:p>
          </table:table-cell>
          <table:table-cell office:value-type="float" office:value="56080" calcext:value-type="float">
            <text:p>56080</text:p>
          </table:table-cell>
          <table:table-cell office:value-type="float" office:value="151346" calcext:value-type="float">
            <text:p>151346</text:p>
          </table:table-cell>
          <table:table-cell office:value-type="float" office:value="64496" calcext:value-type="float">
            <text:p>64496</text:p>
          </table:table-cell>
          <table:table-cell office:value-type="float" office:value="171566" calcext:value-type="float">
            <text:p>171566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9977" calcext:value-type="float">
            <text:p>449977</text:p>
          </table:table-cell>
          <table:table-cell office:value-type="float" office:value="2266870" calcext:value-type="float">
            <text:p>2266870</text:p>
          </table:table-cell>
          <table:table-cell office:value-type="float" office:value="452172" calcext:value-type="float">
            <text:p>452172</text:p>
          </table:table-cell>
          <table:table-cell office:value-type="float" office:value="1834158" calcext:value-type="float">
            <text:p>1834158</text:p>
          </table:table-cell>
          <table:table-cell office:value-type="float" office:value="263326" calcext:value-type="float">
            <text:p>263326</text:p>
          </table:table-cell>
          <table:table-cell office:value-type="float" office:value="834290" calcext:value-type="float">
            <text:p>834290</text:p>
          </table:table-cell>
          <table:table-cell office:value-type="float" office:value="154348" calcext:value-type="float">
            <text:p>154348</text:p>
          </table:table-cell>
          <table:table-cell office:value-type="float" office:value="481797" calcext:value-type="float">
            <text:p>481797</text:p>
          </table:table-cell>
          <table:table-cell office:value-type="float" office:value="88738" calcext:value-type="float">
            <text:p>88738</text:p>
          </table:table-cell>
          <table:table-cell table:style-name="ce2" office:value-type="float" office:value="256017" calcext:value-type="float">
            <text:p>256017</text:p>
          </table:table-cell>
          <table:table-cell office:value-type="float" office:value="59780" calcext:value-type="float">
            <text:p>59780</text:p>
          </table:table-cell>
          <table:table-cell office:value-type="float" office:value="153437" calcext:value-type="float">
            <text:p>153437</text:p>
          </table:table-cell>
          <table:table-cell office:value-type="float" office:value="59992" calcext:value-type="float">
            <text:p>59992</text:p>
          </table:table-cell>
          <table:table-cell office:value-type="float" office:value="167598" calcext:value-type="float">
            <text:p>167598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8843" calcext:value-type="float">
            <text:p>448843</text:p>
          </table:table-cell>
          <table:table-cell office:value-type="float" office:value="2265699" calcext:value-type="float">
            <text:p>2265699</text:p>
          </table:table-cell>
          <table:table-cell office:value-type="float" office:value="453591" calcext:value-type="float">
            <text:p>453591</text:p>
          </table:table-cell>
          <table:table-cell office:value-type="float" office:value="1353321" calcext:value-type="float">
            <text:p>1353321</text:p>
          </table:table-cell>
          <table:table-cell office:value-type="float" office:value="258987" calcext:value-type="float">
            <text:p>258987</text:p>
          </table:table-cell>
          <table:table-cell office:value-type="float" office:value="836169" calcext:value-type="float">
            <text:p>836169</text:p>
          </table:table-cell>
          <table:table-cell office:value-type="float" office:value="157252" calcext:value-type="float">
            <text:p>157252</text:p>
          </table:table-cell>
          <table:table-cell office:value-type="float" office:value="481020" calcext:value-type="float">
            <text:p>481020</text:p>
          </table:table-cell>
          <table:table-cell office:value-type="float" office:value="91437" calcext:value-type="float">
            <text:p>91437</text:p>
          </table:table-cell>
          <table:table-cell office:value-type="float" office:value="258562" calcext:value-type="float">
            <text:p>258562</text:p>
          </table:table-cell>
          <table:table-cell office:value-type="float" office:value="69304" calcext:value-type="float">
            <text:p>69304</text:p>
          </table:table-cell>
          <table:table-cell office:value-type="float" office:value="153271" calcext:value-type="float">
            <text:p>153271</text:p>
          </table:table-cell>
          <table:table-cell office:value-type="float" office:value="61755" calcext:value-type="float">
            <text:p>61755</text:p>
          </table:table-cell>
          <table:table-cell office:value-type="float" office:value="153974" calcext:value-type="float">
            <text:p>15397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6463" calcext:value-type="float">
            <text:p>446463</text:p>
          </table:table-cell>
          <table:table-cell office:value-type="float" office:value="2266086" calcext:value-type="float">
            <text:p>2266086</text:p>
          </table:table-cell>
          <table:table-cell office:value-type="float" office:value="455076" calcext:value-type="float">
            <text:p>455076</text:p>
          </table:table-cell>
          <table:table-cell office:value-type="float" office:value="1355430" calcext:value-type="float">
            <text:p>1355430</text:p>
          </table:table-cell>
          <table:table-cell office:value-type="float" office:value="257721" calcext:value-type="float">
            <text:p>257721</text:p>
          </table:table-cell>
          <table:table-cell office:value-type="float" office:value="900359" calcext:value-type="float">
            <text:p>900359</text:p>
          </table:table-cell>
          <table:table-cell office:value-type="float" office:value="167800" calcext:value-type="float">
            <text:p>167800</text:p>
          </table:table-cell>
          <table:table-cell office:value-type="float" office:value="484304" calcext:value-type="float">
            <text:p>484304</text:p>
          </table:table-cell>
          <table:table-cell office:value-type="float" office:value="89815" calcext:value-type="float">
            <text:p>89815</text:p>
          </table:table-cell>
          <table:table-cell office:value-type="float" office:value="259881" calcext:value-type="float">
            <text:p>259881</text:p>
          </table:table-cell>
          <table:table-cell office:value-type="float" office:value="55936" calcext:value-type="float">
            <text:p>55936</text:p>
          </table:table-cell>
          <table:table-cell office:value-type="float" office:value="154125" calcext:value-type="float">
            <text:p>154125</text:p>
          </table:table-cell>
          <table:table-cell office:value-type="float" office:value="65336" calcext:value-type="float">
            <text:p>65336</text:p>
          </table:table-cell>
          <table:table-cell office:value-type="float" office:value="164667" calcext:value-type="float">
            <text:p>164667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8432" calcext:value-type="float">
            <text:p>448432</text:p>
          </table:table-cell>
          <table:table-cell office:value-type="float" office:value="2266511" calcext:value-type="float">
            <text:p>2266511</text:p>
          </table:table-cell>
          <table:table-cell office:value-type="float" office:value="446276" calcext:value-type="float">
            <text:p>446276</text:p>
          </table:table-cell>
          <table:table-cell office:value-type="float" office:value="1339773" calcext:value-type="float">
            <text:p>1339773</text:p>
          </table:table-cell>
          <table:table-cell office:value-type="float" office:value="257580" calcext:value-type="float">
            <text:p>257580</text:p>
          </table:table-cell>
          <table:table-cell office:value-type="float" office:value="903647" calcext:value-type="float">
            <text:p>903647</text:p>
          </table:table-cell>
          <table:table-cell office:value-type="float" office:value="171417" calcext:value-type="float">
            <text:p>171417</text:p>
          </table:table-cell>
          <table:table-cell office:value-type="float" office:value="479947" calcext:value-type="float">
            <text:p>479947</text:p>
          </table:table-cell>
          <table:table-cell office:value-type="float" office:value="91781" calcext:value-type="float">
            <text:p>91781</text:p>
          </table:table-cell>
          <table:table-cell office:value-type="float" office:value="260638" calcext:value-type="float">
            <text:p>260638</text:p>
          </table:table-cell>
          <table:table-cell office:value-type="float" office:value="57097" calcext:value-type="float">
            <text:p>57097</text:p>
          </table:table-cell>
          <table:table-cell office:value-type="float" office:value="155890" calcext:value-type="float">
            <text:p>155890</text:p>
          </table:table-cell>
          <table:table-cell office:value-type="float" office:value="66264" calcext:value-type="float">
            <text:p>66264</text:p>
          </table:table-cell>
          <table:table-cell office:value-type="float" office:value="167510" calcext:value-type="float">
            <text:p>167510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5478" calcext:value-type="float">
            <text:p>445478</text:p>
          </table:table-cell>
          <table:table-cell office:value-type="float" office:value="2265415" calcext:value-type="float">
            <text:p>2265415</text:p>
          </table:table-cell>
          <table:table-cell office:value-type="float" office:value="451149" calcext:value-type="float">
            <text:p>451149</text:p>
          </table:table-cell>
          <table:table-cell office:value-type="float" office:value="1395725" calcext:value-type="float">
            <text:p>1395725</text:p>
          </table:table-cell>
          <table:table-cell office:value-type="float" office:value="266085" calcext:value-type="float">
            <text:p>266085</text:p>
          </table:table-cell>
          <table:table-cell office:value-type="float" office:value="937266" calcext:value-type="float">
            <text:p>937266</text:p>
          </table:table-cell>
          <table:table-cell office:value-type="float" office:value="152952" calcext:value-type="float">
            <text:p>152952</text:p>
          </table:table-cell>
          <table:table-cell office:value-type="float" office:value="484090" calcext:value-type="float">
            <text:p>484090</text:p>
          </table:table-cell>
          <table:table-cell office:value-type="float" office:value="91661" calcext:value-type="float">
            <text:p>91661</text:p>
          </table:table-cell>
          <table:table-cell office:value-type="float" office:value="258659" calcext:value-type="float">
            <text:p>258659</text:p>
          </table:table-cell>
          <table:table-cell office:value-type="float" office:value="59913" calcext:value-type="float">
            <text:p>59913</text:p>
          </table:table-cell>
          <table:table-cell office:value-type="float" office:value="152768" calcext:value-type="float">
            <text:p>152768</text:p>
          </table:table-cell>
          <table:table-cell office:value-type="float" office:value="68422" calcext:value-type="float">
            <text:p>68422</text:p>
          </table:table-cell>
          <table:table-cell office:value-type="float" office:value="165556" calcext:value-type="float">
            <text:p>165556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4914" calcext:value-type="float">
            <text:p>444914</text:p>
          </table:table-cell>
          <table:table-cell office:value-type="float" office:value="2269172" calcext:value-type="float">
            <text:p>2269172</text:p>
          </table:table-cell>
          <table:table-cell office:value-type="float" office:value="455234" calcext:value-type="float">
            <text:p>455234</text:p>
          </table:table-cell>
          <table:table-cell office:value-type="float" office:value="1349689" calcext:value-type="float">
            <text:p>1349689</text:p>
          </table:table-cell>
          <table:table-cell office:value-type="float" office:value="259493" calcext:value-type="float">
            <text:p>259493</text:p>
          </table:table-cell>
          <table:table-cell office:value-type="float" office:value="835341" calcext:value-type="float">
            <text:p>835341</text:p>
          </table:table-cell>
          <table:table-cell office:value-type="float" office:value="157992" calcext:value-type="float">
            <text:p>157992</text:p>
          </table:table-cell>
          <table:table-cell office:value-type="float" office:value="484682" calcext:value-type="float">
            <text:p>484682</text:p>
          </table:table-cell>
          <table:table-cell office:value-type="float" office:value="90568" calcext:value-type="float">
            <text:p>90568</text:p>
          </table:table-cell>
          <table:table-cell office:value-type="float" office:value="256487" calcext:value-type="float">
            <text:p>256487</text:p>
          </table:table-cell>
          <table:table-cell office:value-type="float" office:value="64183" calcext:value-type="float">
            <text:p>64183</text:p>
          </table:table-cell>
          <table:table-cell office:value-type="float" office:value="150264" calcext:value-type="float">
            <text:p>150264</text:p>
          </table:table-cell>
          <table:table-cell office:value-type="float" office:value="64014" calcext:value-type="float">
            <text:p>64014</text:p>
          </table:table-cell>
          <table:table-cell office:value-type="float" office:value="172125" calcext:value-type="float">
            <text:p>17212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5992" calcext:value-type="float">
            <text:p>445992</text:p>
          </table:table-cell>
          <table:table-cell office:value-type="float" office:value="2265029" calcext:value-type="float">
            <text:p>2265029</text:p>
          </table:table-cell>
          <table:table-cell office:value-type="float" office:value="522110" calcext:value-type="float">
            <text:p>522110</text:p>
          </table:table-cell>
          <table:table-cell office:value-type="float" office:value="1502575" calcext:value-type="float">
            <text:p>1502575</text:p>
          </table:table-cell>
          <table:table-cell office:value-type="float" office:value="256116" calcext:value-type="float">
            <text:p>256116</text:p>
          </table:table-cell>
          <table:table-cell office:value-type="float" office:value="949631" calcext:value-type="float">
            <text:p>949631</text:p>
          </table:table-cell>
          <table:table-cell office:value-type="float" office:value="157087" calcext:value-type="float">
            <text:p>157087</text:p>
          </table:table-cell>
          <table:table-cell office:value-type="float" office:value="482712" calcext:value-type="float">
            <text:p>482712</text:p>
          </table:table-cell>
          <table:table-cell office:value-type="float" office:value="88096" calcext:value-type="float">
            <text:p>88096</text:p>
          </table:table-cell>
          <table:table-cell office:value-type="float" office:value="257906" calcext:value-type="float">
            <text:p>257906</text:p>
          </table:table-cell>
          <table:table-cell office:value-type="float" office:value="64447" calcext:value-type="float">
            <text:p>64447</text:p>
          </table:table-cell>
          <table:table-cell office:value-type="float" office:value="153145" calcext:value-type="float">
            <text:p>153145</text:p>
          </table:table-cell>
          <table:table-cell office:value-type="float" office:value="69114" calcext:value-type="float">
            <text:p>69114</text:p>
          </table:table-cell>
          <table:table-cell office:value-type="float" office:value="172141" calcext:value-type="float">
            <text:p>172141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4460" calcext:value-type="float">
            <text:p>444460</text:p>
          </table:table-cell>
          <table:table-cell office:value-type="float" office:value="2263703" calcext:value-type="float">
            <text:p>2263703</text:p>
          </table:table-cell>
          <table:table-cell office:value-type="float" office:value="399744" calcext:value-type="float">
            <text:p>399744</text:p>
          </table:table-cell>
          <table:table-cell office:value-type="float" office:value="1857929" calcext:value-type="float">
            <text:p>1857929</text:p>
          </table:table-cell>
          <table:table-cell office:value-type="float" office:value="264417" calcext:value-type="float">
            <text:p>264417</text:p>
          </table:table-cell>
          <table:table-cell office:value-type="float" office:value="902595" calcext:value-type="float">
            <text:p>902595</text:p>
          </table:table-cell>
          <table:table-cell office:value-type="float" office:value="158906" calcext:value-type="float">
            <text:p>158906</text:p>
          </table:table-cell>
          <table:table-cell office:value-type="float" office:value="485952" calcext:value-type="float">
            <text:p>485952</text:p>
          </table:table-cell>
          <table:table-cell office:value-type="float" office:value="86028" calcext:value-type="float">
            <text:p>86028</text:p>
          </table:table-cell>
          <table:table-cell office:value-type="float" office:value="255702" calcext:value-type="float">
            <text:p>255702</text:p>
          </table:table-cell>
          <table:table-cell office:value-type="float" office:value="55755" calcext:value-type="float">
            <text:p>55755</text:p>
          </table:table-cell>
          <table:table-cell office:value-type="float" office:value="162572" calcext:value-type="float">
            <text:p>162572</text:p>
          </table:table-cell>
          <table:table-cell office:value-type="float" office:value="60749" calcext:value-type="float">
            <text:p>60749</text:p>
          </table:table-cell>
          <table:table-cell office:value-type="float" office:value="162703" calcext:value-type="float">
            <text:p>162703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6090" calcext:value-type="float">
            <text:p>446090</text:p>
          </table:table-cell>
          <table:table-cell office:value-type="float" office:value="2265231" calcext:value-type="float">
            <text:p>2265231</text:p>
          </table:table-cell>
          <table:table-cell office:value-type="float" office:value="456489" calcext:value-type="float">
            <text:p>456489</text:p>
          </table:table-cell>
          <table:table-cell office:value-type="float" office:value="1363842" calcext:value-type="float">
            <text:p>1363842</text:p>
          </table:table-cell>
          <table:table-cell office:value-type="float" office:value="259765" calcext:value-type="float">
            <text:p>259765</text:p>
          </table:table-cell>
          <table:table-cell office:value-type="float" office:value="899154" calcext:value-type="float">
            <text:p>899154</text:p>
          </table:table-cell>
          <table:table-cell office:value-type="float" office:value="170669" calcext:value-type="float">
            <text:p>170669</text:p>
          </table:table-cell>
          <table:table-cell office:value-type="float" office:value="479450" calcext:value-type="float">
            <text:p>479450</text:p>
          </table:table-cell>
          <table:table-cell office:value-type="float" office:value="91573" calcext:value-type="float">
            <text:p>91573</text:p>
          </table:table-cell>
          <table:table-cell office:value-type="float" office:value="262003" calcext:value-type="float">
            <text:p>262003</text:p>
          </table:table-cell>
          <table:table-cell office:value-type="float" office:value="58348" calcext:value-type="float">
            <text:p>58348</text:p>
          </table:table-cell>
          <table:table-cell office:value-type="float" office:value="149888" calcext:value-type="float">
            <text:p>149888</text:p>
          </table:table-cell>
          <table:table-cell office:value-type="float" office:value="63256" calcext:value-type="float">
            <text:p>63256</text:p>
          </table:table-cell>
          <table:table-cell office:value-type="float" office:value="165723" calcext:value-type="float">
            <text:p>165723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7758" calcext:value-type="float">
            <text:p>447758</text:p>
          </table:table-cell>
          <table:table-cell office:value-type="float" office:value="2264625" calcext:value-type="float">
            <text:p>2264625</text:p>
          </table:table-cell>
          <table:table-cell office:value-type="float" office:value="454026" calcext:value-type="float">
            <text:p>454026</text:p>
          </table:table-cell>
          <table:table-cell office:value-type="float" office:value="1345521" calcext:value-type="float">
            <text:p>1345521</text:p>
          </table:table-cell>
          <table:table-cell office:value-type="float" office:value="259338" calcext:value-type="float">
            <text:p>259338</text:p>
          </table:table-cell>
          <table:table-cell office:value-type="float" office:value="895213" calcext:value-type="float">
            <text:p>895213</text:p>
          </table:table-cell>
          <table:table-cell office:value-type="float" office:value="153740" calcext:value-type="float">
            <text:p>153740</text:p>
          </table:table-cell>
          <table:table-cell office:value-type="float" office:value="479941" calcext:value-type="float">
            <text:p>479941</text:p>
          </table:table-cell>
          <table:table-cell office:value-type="float" office:value="87637" calcext:value-type="float">
            <text:p>87637</text:p>
          </table:table-cell>
          <table:table-cell office:value-type="float" office:value="255611" calcext:value-type="float">
            <text:p>255611</text:p>
          </table:table-cell>
          <table:table-cell office:value-type="float" office:value="56970" calcext:value-type="float">
            <text:p>56970</text:p>
          </table:table-cell>
          <table:table-cell office:value-type="float" office:value="158294" calcext:value-type="float">
            <text:p>158294</text:p>
          </table:table-cell>
          <table:table-cell office:value-type="float" office:value="59459" calcext:value-type="float">
            <text:p>59459</text:p>
          </table:table-cell>
          <table:table-cell office:value-type="float" office:value="152574" calcext:value-type="float">
            <text:p>152574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6555" calcext:value-type="float">
            <text:p>446555</text:p>
          </table:table-cell>
          <table:table-cell office:value-type="float" office:value="2276544" calcext:value-type="float">
            <text:p>2276544</text:p>
          </table:table-cell>
          <table:table-cell office:value-type="float" office:value="447924" calcext:value-type="float">
            <text:p>447924</text:p>
          </table:table-cell>
          <table:table-cell office:value-type="float" office:value="1343798" calcext:value-type="float">
            <text:p>1343798</text:p>
          </table:table-cell>
          <table:table-cell office:value-type="float" office:value="260220" calcext:value-type="float">
            <text:p>260220</text:p>
          </table:table-cell>
          <table:table-cell office:value-type="float" office:value="835863" calcext:value-type="float">
            <text:p>835863</text:p>
          </table:table-cell>
          <table:table-cell office:value-type="float" office:value="151019" calcext:value-type="float">
            <text:p>151019</text:p>
          </table:table-cell>
          <table:table-cell office:value-type="float" office:value="481030" calcext:value-type="float">
            <text:p>481030</text:p>
          </table:table-cell>
          <table:table-cell office:value-type="float" office:value="89572" calcext:value-type="float">
            <text:p>89572</text:p>
          </table:table-cell>
          <table:table-cell office:value-type="float" office:value="260256" calcext:value-type="float">
            <text:p>260256</text:p>
          </table:table-cell>
          <table:table-cell office:value-type="float" office:value="55142" calcext:value-type="float">
            <text:p>55142</text:p>
          </table:table-cell>
          <table:table-cell office:value-type="float" office:value="152104" calcext:value-type="float">
            <text:p>152104</text:p>
          </table:table-cell>
          <table:table-cell office:value-type="float" office:value="57872" calcext:value-type="float">
            <text:p>57872</text:p>
          </table:table-cell>
          <table:table-cell office:value-type="float" office:value="159058" calcext:value-type="float">
            <text:p>159058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7368" calcext:value-type="float">
            <text:p>447368</text:p>
          </table:table-cell>
          <table:table-cell office:value-type="float" office:value="2263331" calcext:value-type="float">
            <text:p>2263331</text:p>
          </table:table-cell>
          <table:table-cell office:value-type="float" office:value="458020" calcext:value-type="float">
            <text:p>458020</text:p>
          </table:table-cell>
          <table:table-cell office:value-type="float" office:value="1363888" calcext:value-type="float">
            <text:p>1363888</text:p>
          </table:table-cell>
          <table:table-cell office:value-type="float" office:value="264051" calcext:value-type="float">
            <text:p>264051</text:p>
          </table:table-cell>
          <table:table-cell office:value-type="float" office:value="895829" calcext:value-type="float">
            <text:p>895829</text:p>
          </table:table-cell>
          <table:table-cell office:value-type="float" office:value="154652" calcext:value-type="float">
            <text:p>154652</text:p>
          </table:table-cell>
          <table:table-cell office:value-type="float" office:value="483090" calcext:value-type="float">
            <text:p>483090</text:p>
          </table:table-cell>
          <table:table-cell office:value-type="float" office:value="90646" calcext:value-type="float">
            <text:p>90646</text:p>
          </table:table-cell>
          <table:table-cell office:value-type="float" office:value="259112" calcext:value-type="float">
            <text:p>259112</text:p>
          </table:table-cell>
          <table:table-cell office:value-type="float" office:value="58150" calcext:value-type="float">
            <text:p>58150</text:p>
          </table:table-cell>
          <table:table-cell office:value-type="float" office:value="154637" calcext:value-type="float">
            <text:p>154637</text:p>
          </table:table-cell>
          <table:table-cell office:value-type="float" office:value="59801" calcext:value-type="float">
            <text:p>59801</text:p>
          </table:table-cell>
          <table:table-cell office:value-type="float" office:value="159883" calcext:value-type="float">
            <text:p>159883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7684" calcext:value-type="float">
            <text:p>447684</text:p>
          </table:table-cell>
          <table:table-cell office:value-type="float" office:value="2264699" calcext:value-type="float">
            <text:p>2264699</text:p>
          </table:table-cell>
          <table:table-cell office:value-type="float" office:value="455565" calcext:value-type="float">
            <text:p>455565</text:p>
          </table:table-cell>
          <table:table-cell office:value-type="float" office:value="1368938" calcext:value-type="float">
            <text:p>1368938</text:p>
          </table:table-cell>
          <table:table-cell office:value-type="float" office:value="256776" calcext:value-type="float">
            <text:p>256776</text:p>
          </table:table-cell>
          <table:table-cell office:value-type="float" office:value="824107" calcext:value-type="float">
            <text:p>824107</text:p>
          </table:table-cell>
          <table:table-cell office:value-type="float" office:value="152527" calcext:value-type="float">
            <text:p>152527</text:p>
          </table:table-cell>
          <table:table-cell office:value-type="float" office:value="479828" calcext:value-type="float">
            <text:p>479828</text:p>
          </table:table-cell>
          <table:table-cell office:value-type="float" office:value="89072" calcext:value-type="float">
            <text:p>89072</text:p>
          </table:table-cell>
          <table:table-cell office:value-type="float" office:value="256759" calcext:value-type="float">
            <text:p>256759</text:p>
          </table:table-cell>
          <table:table-cell office:value-type="float" office:value="69849" calcext:value-type="float">
            <text:p>69849</text:p>
          </table:table-cell>
          <table:table-cell office:value-type="float" office:value="154667" calcext:value-type="float">
            <text:p>154667</text:p>
          </table:table-cell>
          <table:table-cell office:value-type="float" office:value="58571" calcext:value-type="float">
            <text:p>58571</text:p>
          </table:table-cell>
          <table:table-cell office:value-type="float" office:value="158026" calcext:value-type="float">
            <text:p>158026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7662" calcext:value-type="float">
            <text:p>447662</text:p>
          </table:table-cell>
          <table:table-cell office:value-type="float" office:value="2262948" calcext:value-type="float">
            <text:p>2262948</text:p>
          </table:table-cell>
          <table:table-cell office:value-type="float" office:value="425212" calcext:value-type="float">
            <text:p>425212</text:p>
          </table:table-cell>
          <table:table-cell office:value-type="float" office:value="1261547" calcext:value-type="float">
            <text:p>1261547</text:p>
          </table:table-cell>
          <table:table-cell office:value-type="float" office:value="257843" calcext:value-type="float">
            <text:p>257843</text:p>
          </table:table-cell>
          <table:table-cell office:value-type="float" office:value="820796" calcext:value-type="float">
            <text:p>820796</text:p>
          </table:table-cell>
          <table:table-cell office:value-type="float" office:value="150903" calcext:value-type="float">
            <text:p>150903</text:p>
          </table:table-cell>
          <table:table-cell office:value-type="float" office:value="480465" calcext:value-type="float">
            <text:p>480465</text:p>
          </table:table-cell>
          <table:table-cell office:value-type="float" office:value="90649" calcext:value-type="float">
            <text:p>90649</text:p>
          </table:table-cell>
          <table:table-cell office:value-type="float" office:value="261184" calcext:value-type="float">
            <text:p>261184</text:p>
          </table:table-cell>
          <table:table-cell office:value-type="float" office:value="71017" calcext:value-type="float">
            <text:p>71017</text:p>
          </table:table-cell>
          <table:table-cell office:value-type="float" office:value="155792" calcext:value-type="float">
            <text:p>155792</text:p>
          </table:table-cell>
          <table:table-cell office:value-type="float" office:value="64681" calcext:value-type="float">
            <text:p>64681</text:p>
          </table:table-cell>
          <table:table-cell office:value-type="float" office:value="161531" calcext:value-type="float">
            <text:p>161531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6532" calcext:value-type="float">
            <text:p>446532</text:p>
          </table:table-cell>
          <table:table-cell office:value-type="float" office:value="2288151" calcext:value-type="float">
            <text:p>2288151</text:p>
          </table:table-cell>
          <table:table-cell office:value-type="float" office:value="450628" calcext:value-type="float">
            <text:p>450628</text:p>
          </table:table-cell>
          <table:table-cell office:value-type="float" office:value="1330086" calcext:value-type="float">
            <text:p>1330086</text:p>
          </table:table-cell>
          <table:table-cell office:value-type="float" office:value="262208" calcext:value-type="float">
            <text:p>262208</text:p>
          </table:table-cell>
          <table:table-cell office:value-type="float" office:value="964855" calcext:value-type="float">
            <text:p>964855</text:p>
          </table:table-cell>
          <table:table-cell office:value-type="float" office:value="154754" calcext:value-type="float">
            <text:p>154754</text:p>
          </table:table-cell>
          <table:table-cell office:value-type="float" office:value="480985" calcext:value-type="float">
            <text:p>480985</text:p>
          </table:table-cell>
          <table:table-cell office:value-type="float" office:value="88924" calcext:value-type="float">
            <text:p>88924</text:p>
          </table:table-cell>
          <table:table-cell office:value-type="float" office:value="258436" calcext:value-type="float">
            <text:p>258436</text:p>
          </table:table-cell>
          <table:table-cell office:value-type="float" office:value="81617" calcext:value-type="float">
            <text:p>81617</text:p>
          </table:table-cell>
          <table:table-cell office:value-type="float" office:value="148157" calcext:value-type="float">
            <text:p>148157</text:p>
          </table:table-cell>
          <table:table-cell office:value-type="float" office:value="64045" calcext:value-type="float">
            <text:p>64045</text:p>
          </table:table-cell>
          <table:table-cell office:value-type="float" office:value="171626" calcext:value-type="float">
            <text:p>171626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6973" calcext:value-type="float">
            <text:p>446973</text:p>
          </table:table-cell>
          <table:table-cell office:value-type="float" office:value="2269474" calcext:value-type="float">
            <text:p>2269474</text:p>
          </table:table-cell>
          <table:table-cell office:value-type="float" office:value="450526" calcext:value-type="float">
            <text:p>450526</text:p>
          </table:table-cell>
          <table:table-cell office:value-type="float" office:value="1346214" calcext:value-type="float">
            <text:p>1346214</text:p>
          </table:table-cell>
          <table:table-cell office:value-type="float" office:value="260936" calcext:value-type="float">
            <text:p>260936</text:p>
          </table:table-cell>
          <table:table-cell office:value-type="float" office:value="1126223" calcext:value-type="float">
            <text:p>1126223</text:p>
          </table:table-cell>
          <table:table-cell office:value-type="float" office:value="161859" calcext:value-type="float">
            <text:p>161859</text:p>
          </table:table-cell>
          <table:table-cell office:value-type="float" office:value="480274" calcext:value-type="float">
            <text:p>480274</text:p>
          </table:table-cell>
          <table:table-cell office:value-type="float" office:value="89001" calcext:value-type="float">
            <text:p>89001</text:p>
          </table:table-cell>
          <table:table-cell office:value-type="float" office:value="257748" calcext:value-type="float">
            <text:p>257748</text:p>
          </table:table-cell>
          <table:table-cell office:value-type="float" office:value="68824" calcext:value-type="float">
            <text:p>68824</text:p>
          </table:table-cell>
          <table:table-cell office:value-type="float" office:value="147869" calcext:value-type="float">
            <text:p>147869</text:p>
          </table:table-cell>
          <table:table-cell office:value-type="float" office:value="64565" calcext:value-type="float">
            <text:p>64565</text:p>
          </table:table-cell>
          <table:table-cell office:value-type="float" office:value="167726" calcext:value-type="float">
            <text:p>167726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6159" calcext:value-type="float">
            <text:p>446159</text:p>
          </table:table-cell>
          <table:table-cell office:value-type="float" office:value="2265535" calcext:value-type="float">
            <text:p>2265535</text:p>
          </table:table-cell>
          <table:table-cell office:value-type="float" office:value="448348" calcext:value-type="float">
            <text:p>448348</text:p>
          </table:table-cell>
          <table:table-cell office:value-type="float" office:value="1567500" calcext:value-type="float">
            <text:p>1567500</text:p>
          </table:table-cell>
          <table:table-cell office:value-type="float" office:value="259826" calcext:value-type="float">
            <text:p>259826</text:p>
          </table:table-cell>
          <table:table-cell office:value-type="float" office:value="943949" calcext:value-type="float">
            <text:p>943949</text:p>
          </table:table-cell>
          <table:table-cell office:value-type="float" office:value="157570" calcext:value-type="float">
            <text:p>157570</text:p>
          </table:table-cell>
          <table:table-cell office:value-type="float" office:value="486411" calcext:value-type="float">
            <text:p>486411</text:p>
          </table:table-cell>
          <table:table-cell office:value-type="float" office:value="90322" calcext:value-type="float">
            <text:p>90322</text:p>
          </table:table-cell>
          <table:table-cell office:value-type="float" office:value="260246" calcext:value-type="float">
            <text:p>260246</text:p>
          </table:table-cell>
          <table:table-cell office:value-type="float" office:value="72569" calcext:value-type="float">
            <text:p>72569</text:p>
          </table:table-cell>
          <table:table-cell office:value-type="float" office:value="149543" calcext:value-type="float">
            <text:p>149543</text:p>
          </table:table-cell>
          <table:table-cell office:value-type="float" office:value="63976" calcext:value-type="float">
            <text:p>63976</text:p>
          </table:table-cell>
          <table:table-cell office:value-type="float" office:value="174073" calcext:value-type="float">
            <text:p>174073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8828" calcext:value-type="float">
            <text:p>448828</text:p>
          </table:table-cell>
          <table:table-cell office:value-type="float" office:value="2266097" calcext:value-type="float">
            <text:p>2266097</text:p>
          </table:table-cell>
          <table:table-cell office:value-type="float" office:value="452055" calcext:value-type="float">
            <text:p>452055</text:p>
          </table:table-cell>
          <table:table-cell office:value-type="float" office:value="1343339" calcext:value-type="float">
            <text:p>1343339</text:p>
          </table:table-cell>
          <table:table-cell office:value-type="float" office:value="254908" calcext:value-type="float">
            <text:p>254908</text:p>
          </table:table-cell>
          <table:table-cell office:value-type="float" office:value="818882" calcext:value-type="float">
            <text:p>818882</text:p>
          </table:table-cell>
          <table:table-cell office:value-type="float" office:value="154705" calcext:value-type="float">
            <text:p>154705</text:p>
          </table:table-cell>
          <table:table-cell office:value-type="float" office:value="480080" calcext:value-type="float">
            <text:p>480080</text:p>
          </table:table-cell>
          <table:table-cell office:value-type="float" office:value="90449" calcext:value-type="float">
            <text:p>90449</text:p>
          </table:table-cell>
          <table:table-cell office:value-type="float" office:value="257089" calcext:value-type="float">
            <text:p>257089</text:p>
          </table:table-cell>
          <table:table-cell office:value-type="float" office:value="54973" calcext:value-type="float">
            <text:p>54973</text:p>
          </table:table-cell>
          <table:table-cell office:value-type="float" office:value="154471" calcext:value-type="float">
            <text:p>154471</text:p>
          </table:table-cell>
          <table:table-cell office:value-type="float" office:value="66256" calcext:value-type="float">
            <text:p>66256</text:p>
          </table:table-cell>
          <table:table-cell office:value-type="float" office:value="169617" calcext:value-type="float">
            <text:p>169617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5326" calcext:value-type="float">
            <text:p>445326</text:p>
          </table:table-cell>
          <table:table-cell office:value-type="float" office:value="2262687" calcext:value-type="float">
            <text:p>2262687</text:p>
          </table:table-cell>
          <table:table-cell office:value-type="float" office:value="454483" calcext:value-type="float">
            <text:p>454483</text:p>
          </table:table-cell>
          <table:table-cell office:value-type="float" office:value="1526068" calcext:value-type="float">
            <text:p>1526068</text:p>
          </table:table-cell>
          <table:table-cell office:value-type="float" office:value="261329" calcext:value-type="float">
            <text:p>261329</text:p>
          </table:table-cell>
          <table:table-cell office:value-type="float" office:value="834597" calcext:value-type="float">
            <text:p>834597</text:p>
          </table:table-cell>
          <table:table-cell office:value-type="float" office:value="152554" calcext:value-type="float">
            <text:p>152554</text:p>
          </table:table-cell>
          <table:table-cell office:value-type="float" office:value="483072" calcext:value-type="float">
            <text:p>483072</text:p>
          </table:table-cell>
          <table:table-cell office:value-type="float" office:value="89439" calcext:value-type="float">
            <text:p>89439</text:p>
          </table:table-cell>
          <table:table-cell office:value-type="float" office:value="258318" calcext:value-type="float">
            <text:p>258318</text:p>
          </table:table-cell>
          <table:table-cell office:value-type="float" office:value="59059" calcext:value-type="float">
            <text:p>59059</text:p>
          </table:table-cell>
          <table:table-cell office:value-type="float" office:value="154425" calcext:value-type="float">
            <text:p>154425</text:p>
          </table:table-cell>
          <table:table-cell office:value-type="float" office:value="66470" calcext:value-type="float">
            <text:p>66470</text:p>
          </table:table-cell>
          <table:table-cell office:value-type="float" office:value="170111" calcext:value-type="float">
            <text:p>170111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6453" calcext:value-type="float">
            <text:p>446453</text:p>
          </table:table-cell>
          <table:table-cell office:value-type="float" office:value="2264703" calcext:value-type="float">
            <text:p>2264703</text:p>
          </table:table-cell>
          <table:table-cell office:value-type="float" office:value="452670" calcext:value-type="float">
            <text:p>452670</text:p>
          </table:table-cell>
          <table:table-cell office:value-type="float" office:value="1542016" calcext:value-type="float">
            <text:p>1542016</text:p>
          </table:table-cell>
          <table:table-cell office:value-type="float" office:value="263356" calcext:value-type="float">
            <text:p>263356</text:p>
          </table:table-cell>
          <table:table-cell office:value-type="float" office:value="829689" calcext:value-type="float">
            <text:p>829689</text:p>
          </table:table-cell>
          <table:table-cell office:value-type="float" office:value="152759" calcext:value-type="float">
            <text:p>152759</text:p>
          </table:table-cell>
          <table:table-cell office:value-type="float" office:value="485483" calcext:value-type="float">
            <text:p>485483</text:p>
          </table:table-cell>
          <table:table-cell office:value-type="float" office:value="86567" calcext:value-type="float">
            <text:p>86567</text:p>
          </table:table-cell>
          <table:table-cell office:value-type="float" office:value="255405" calcext:value-type="float">
            <text:p>255405</text:p>
          </table:table-cell>
          <table:table-cell office:value-type="float" office:value="100133" calcext:value-type="float">
            <text:p>100133</text:p>
          </table:table-cell>
          <table:table-cell office:value-type="float" office:value="165468" calcext:value-type="float">
            <text:p>165468</text:p>
          </table:table-cell>
          <table:table-cell office:value-type="float" office:value="62825" calcext:value-type="float">
            <text:p>62825</text:p>
          </table:table-cell>
          <table:table-cell office:value-type="float" office:value="166631" calcext:value-type="float">
            <text:p>166631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2070" calcext:value-type="float">
            <text:p>452070</text:p>
          </table:table-cell>
          <table:table-cell office:value-type="float" office:value="2295963" calcext:value-type="float">
            <text:p>2295963</text:p>
          </table:table-cell>
          <table:table-cell office:value-type="float" office:value="415182" calcext:value-type="float">
            <text:p>415182</text:p>
          </table:table-cell>
          <table:table-cell office:value-type="float" office:value="1233913" calcext:value-type="float">
            <text:p>1233913</text:p>
          </table:table-cell>
          <table:table-cell office:value-type="float" office:value="263863" calcext:value-type="float">
            <text:p>263863</text:p>
          </table:table-cell>
          <table:table-cell office:value-type="float" office:value="933629" calcext:value-type="float">
            <text:p>933629</text:p>
          </table:table-cell>
          <table:table-cell office:value-type="float" office:value="167595" calcext:value-type="float">
            <text:p>167595</text:p>
          </table:table-cell>
          <table:table-cell office:value-type="float" office:value="482358" calcext:value-type="float">
            <text:p>482358</text:p>
          </table:table-cell>
          <table:table-cell office:value-type="float" office:value="88493" calcext:value-type="float">
            <text:p>88493</text:p>
          </table:table-cell>
          <table:table-cell office:value-type="float" office:value="252234" calcext:value-type="float">
            <text:p>252234</text:p>
          </table:table-cell>
          <table:table-cell office:value-type="float" office:value="58327" calcext:value-type="float">
            <text:p>58327</text:p>
          </table:table-cell>
          <table:table-cell office:value-type="float" office:value="158954" calcext:value-type="float">
            <text:p>158954</text:p>
          </table:table-cell>
          <table:table-cell office:value-type="float" office:value="65089" calcext:value-type="float">
            <text:p>65089</text:p>
          </table:table-cell>
          <table:table-cell office:value-type="float" office:value="164296" calcext:value-type="float">
            <text:p>164296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4834" calcext:value-type="float">
            <text:p>494834</text:p>
          </table:table-cell>
          <table:table-cell office:value-type="float" office:value="2286063" calcext:value-type="float">
            <text:p>2286063</text:p>
          </table:table-cell>
          <table:table-cell office:value-type="float" office:value="435578" calcext:value-type="float">
            <text:p>435578</text:p>
          </table:table-cell>
          <table:table-cell office:value-type="float" office:value="1336425" calcext:value-type="float">
            <text:p>1336425</text:p>
          </table:table-cell>
          <table:table-cell office:value-type="float" office:value="258192" calcext:value-type="float">
            <text:p>258192</text:p>
          </table:table-cell>
          <table:table-cell office:value-type="float" office:value="940965" calcext:value-type="float">
            <text:p>940965</text:p>
          </table:table-cell>
          <table:table-cell office:value-type="float" office:value="152832" calcext:value-type="float">
            <text:p>152832</text:p>
          </table:table-cell>
          <table:table-cell office:value-type="float" office:value="476905" calcext:value-type="float">
            <text:p>476905</text:p>
          </table:table-cell>
          <table:table-cell office:value-type="float" office:value="89679" calcext:value-type="float">
            <text:p>89679</text:p>
          </table:table-cell>
          <table:table-cell office:value-type="float" office:value="256489" calcext:value-type="float">
            <text:p>256489</text:p>
          </table:table-cell>
          <table:table-cell office:value-type="float" office:value="67624" calcext:value-type="float">
            <text:p>67624</text:p>
          </table:table-cell>
          <table:table-cell office:value-type="float" office:value="156270" calcext:value-type="float">
            <text:p>156270</text:p>
          </table:table-cell>
          <table:table-cell office:value-type="float" office:value="61013" calcext:value-type="float">
            <text:p>61013</text:p>
          </table:table-cell>
          <table:table-cell office:value-type="float" office:value="149137" calcext:value-type="float">
            <text:p>149137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6203" calcext:value-type="float">
            <text:p>446203</text:p>
          </table:table-cell>
          <table:table-cell office:value-type="float" office:value="2266095" calcext:value-type="float">
            <text:p>2266095</text:p>
          </table:table-cell>
          <table:table-cell office:value-type="float" office:value="409617" calcext:value-type="float">
            <text:p>409617</text:p>
          </table:table-cell>
          <table:table-cell office:value-type="float" office:value="1214759" calcext:value-type="float">
            <text:p>1214759</text:p>
          </table:table-cell>
          <table:table-cell office:value-type="float" office:value="264489" calcext:value-type="float">
            <text:p>264489</text:p>
          </table:table-cell>
          <table:table-cell office:value-type="float" office:value="833385" calcext:value-type="float">
            <text:p>833385</text:p>
          </table:table-cell>
          <table:table-cell office:value-type="float" office:value="153337" calcext:value-type="float">
            <text:p>153337</text:p>
          </table:table-cell>
          <table:table-cell office:value-type="float" office:value="495409" calcext:value-type="float">
            <text:p>495409</text:p>
          </table:table-cell>
          <table:table-cell table:style-name="ce8" office:value-type="float" office:value="89338" calcext:value-type="float">
            <text:p>89338</text:p>
          </table:table-cell>
          <table:table-cell office:value-type="float" office:value="251699" calcext:value-type="float">
            <text:p>251699</text:p>
          </table:table-cell>
          <table:table-cell office:value-type="float" office:value="59600" calcext:value-type="float">
            <text:p>59600</text:p>
          </table:table-cell>
          <table:table-cell office:value-type="float" office:value="151289" calcext:value-type="float">
            <text:p>151289</text:p>
          </table:table-cell>
          <table:table-cell office:value-type="float" office:value="62898" calcext:value-type="float">
            <text:p>62898</text:p>
          </table:table-cell>
          <table:table-cell office:value-type="float" office:value="147696" calcext:value-type="float">
            <text:p>147696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4613" calcext:value-type="float">
            <text:p>444613</text:p>
          </table:table-cell>
          <table:table-cell office:value-type="float" office:value="2264406" calcext:value-type="float">
            <text:p>2264406</text:p>
          </table:table-cell>
          <table:table-cell office:value-type="float" office:value="446479" calcext:value-type="float">
            <text:p>446479</text:p>
          </table:table-cell>
          <table:table-cell office:value-type="float" office:value="1793235" calcext:value-type="float">
            <text:p>1793235</text:p>
          </table:table-cell>
          <table:table-cell office:value-type="float" office:value="255246" calcext:value-type="float">
            <text:p>255246</text:p>
          </table:table-cell>
          <table:table-cell office:value-type="float" office:value="964708" calcext:value-type="float">
            <text:p>964708</text:p>
          </table:table-cell>
          <table:table-cell office:value-type="float" office:value="155654" calcext:value-type="float">
            <text:p>155654</text:p>
          </table:table-cell>
          <table:table-cell office:value-type="float" office:value="485271" calcext:value-type="float">
            <text:p>485271</text:p>
          </table:table-cell>
          <table:table-cell office:value-type="float" office:value="89333" calcext:value-type="float">
            <text:p>89333</text:p>
          </table:table-cell>
          <table:table-cell office:value-type="float" office:value="257208" calcext:value-type="float">
            <text:p>257208</text:p>
          </table:table-cell>
          <table:table-cell office:value-type="float" office:value="56431" calcext:value-type="float">
            <text:p>56431</text:p>
          </table:table-cell>
          <table:table-cell office:value-type="float" office:value="154791" calcext:value-type="float">
            <text:p>154791</text:p>
          </table:table-cell>
          <table:table-cell office:value-type="float" office:value="64154" calcext:value-type="float">
            <text:p>64154</text:p>
          </table:table-cell>
          <table:table-cell office:value-type="float" office:value="148916" calcext:value-type="float">
            <text:p>148916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8803" calcext:value-type="float">
            <text:p>448803</text:p>
          </table:table-cell>
          <table:table-cell office:value-type="float" office:value="2264410" calcext:value-type="float">
            <text:p>2264410</text:p>
          </table:table-cell>
          <table:table-cell office:value-type="float" office:value="448287" calcext:value-type="float">
            <text:p>448287</text:p>
          </table:table-cell>
          <table:table-cell office:value-type="float" office:value="1344263" calcext:value-type="float">
            <text:p>1344263</text:p>
          </table:table-cell>
          <table:table-cell office:value-type="float" office:value="262664" calcext:value-type="float">
            <text:p>262664</text:p>
          </table:table-cell>
          <table:table-cell office:value-type="float" office:value="836998" calcext:value-type="float">
            <text:p>836998</text:p>
          </table:table-cell>
          <table:table-cell office:value-type="float" office:value="153635" calcext:value-type="float">
            <text:p>153635</text:p>
          </table:table-cell>
          <table:table-cell office:value-type="float" office:value="481909" calcext:value-type="float">
            <text:p>481909</text:p>
          </table:table-cell>
          <table:table-cell office:value-type="float" office:value="82955" calcext:value-type="float">
            <text:p>82955</text:p>
          </table:table-cell>
          <table:table-cell office:value-type="float" office:value="256407" calcext:value-type="float">
            <text:p>256407</text:p>
          </table:table-cell>
          <table:table-cell office:value-type="float" office:value="83347" calcext:value-type="float">
            <text:p>83347</text:p>
          </table:table-cell>
          <table:table-cell office:value-type="float" office:value="153760" calcext:value-type="float">
            <text:p>153760</text:p>
          </table:table-cell>
          <table:table-cell office:value-type="float" office:value="64108" calcext:value-type="float">
            <text:p>64108</text:p>
          </table:table-cell>
          <table:table-cell office:value-type="float" office:value="163465" calcext:value-type="float">
            <text:p>163465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7362" calcext:value-type="float">
            <text:p>447362</text:p>
          </table:table-cell>
          <table:table-cell office:value-type="float" office:value="2264390" calcext:value-type="float">
            <text:p>2264390</text:p>
          </table:table-cell>
          <table:table-cell office:value-type="float" office:value="455215" calcext:value-type="float">
            <text:p>455215</text:p>
          </table:table-cell>
          <table:table-cell office:value-type="float" office:value="1354194" calcext:value-type="float">
            <text:p>1354194</text:p>
          </table:table-cell>
          <table:table-cell office:value-type="float" office:value="256755" calcext:value-type="float">
            <text:p>256755</text:p>
          </table:table-cell>
          <table:table-cell office:value-type="float" office:value="995740" calcext:value-type="float">
            <text:p>995740</text:p>
          </table:table-cell>
          <table:table-cell office:value-type="float" office:value="160750" calcext:value-type="float">
            <text:p>160750</text:p>
          </table:table-cell>
          <table:table-cell office:value-type="float" office:value="485831" calcext:value-type="float">
            <text:p>485831</text:p>
          </table:table-cell>
          <table:table-cell office:value-type="float" office:value="87534" calcext:value-type="float">
            <text:p>87534</text:p>
          </table:table-cell>
          <table:table-cell office:value-type="float" office:value="253053" calcext:value-type="float">
            <text:p>253053</text:p>
          </table:table-cell>
          <table:table-cell office:value-type="float" office:value="57104" calcext:value-type="float">
            <text:p>57104</text:p>
          </table:table-cell>
          <table:table-cell office:value-type="float" office:value="148703" calcext:value-type="float">
            <text:p>148703</text:p>
          </table:table-cell>
          <table:table-cell office:value-type="float" office:value="68667" calcext:value-type="float">
            <text:p>68667</text:p>
          </table:table-cell>
          <table:table-cell office:value-type="float" office:value="165545" calcext:value-type="float">
            <text:p>165545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3483" calcext:value-type="float">
            <text:p>443483</text:p>
          </table:table-cell>
          <table:table-cell office:value-type="float" office:value="2263797" calcext:value-type="float">
            <text:p>2263797</text:p>
          </table:table-cell>
          <table:table-cell office:value-type="float" office:value="449893" calcext:value-type="float">
            <text:p>449893</text:p>
          </table:table-cell>
          <table:table-cell office:value-type="float" office:value="1364373" calcext:value-type="float">
            <text:p>1364373</text:p>
          </table:table-cell>
          <table:table-cell table:style-name="ce2" office:value-type="float" office:value="231660" calcext:value-type="float">
            <text:p>231660</text:p>
          </table:table-cell>
          <table:table-cell office:value-type="float" office:value="761890" calcext:value-type="float">
            <text:p>761890</text:p>
          </table:table-cell>
          <table:table-cell office:value-type="float" office:value="154557" calcext:value-type="float">
            <text:p>154557</text:p>
          </table:table-cell>
          <table:table-cell office:value-type="float" office:value="479864" calcext:value-type="float">
            <text:p>479864</text:p>
          </table:table-cell>
          <table:table-cell office:value-type="float" office:value="88189" calcext:value-type="float">
            <text:p>88189</text:p>
          </table:table-cell>
          <table:table-cell office:value-type="float" office:value="253889" calcext:value-type="float">
            <text:p>253889</text:p>
          </table:table-cell>
          <table:table-cell office:value-type="float" office:value="96690" calcext:value-type="float">
            <text:p>96690</text:p>
          </table:table-cell>
          <table:table-cell office:value-type="float" office:value="158960" calcext:value-type="float">
            <text:p>158960</text:p>
          </table:table-cell>
          <table:table-cell office:value-type="float" office:value="64698" calcext:value-type="float">
            <text:p>64698</text:p>
          </table:table-cell>
          <table:table-cell office:value-type="float" office:value="158708" calcext:value-type="float">
            <text:p>15870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nan</text:p>
          </table:table-cell>
          <table:table-cell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nan</text:p>
          </table:table-cell>
          <table:table-cell table:style-name="ce1" office:value-type="string" calcext:value-type="string">
            <text:p>Conv</text:p>
          </table:table-cell>
          <table:table-cell table:number-columns-repeated="14"/>
        </table:table-row>
        <table:table-row table:style-name="ro1">
          <table:table-cell table:style-name="Default"/>
          <table:table-cell table:style-name="Default" table:formula="of:=AVERAGE([.B39:.B68])" office:value-type="float" office:value="448578.733333333" calcext:value-type="float">
            <text:p>448578,733333333</text:p>
          </table:table-cell>
          <table:table-cell table:style-name="Default" table:formula="of:=AVERAGE([.C39:.C68])" office:value-type="float" office:value="2268159.36666667" calcext:value-type="float">
            <text:p>2268159,36666667</text:p>
          </table:table-cell>
          <table:table-cell table:formula="of:=AVERAGE([.D39:.D68])" office:value-type="float" office:value="447460.3" calcext:value-type="float">
            <text:p>447460,3</text:p>
          </table:table-cell>
          <table:table-cell table:formula="of:=AVERAGE([.E39:.E68])" office:value-type="float" office:value="1408347.66666667" calcext:value-type="float">
            <text:p>1408347,66666667</text:p>
          </table:table-cell>
          <table:table-cell table:formula="of:=AVERAGE([.F39:.F68])" office:value-type="float" office:value="259500.333333333" calcext:value-type="float">
            <text:p>259500,333333333</text:p>
          </table:table-cell>
          <table:table-cell table:formula="of:=AVERAGE([.G39:.G68])" office:value-type="float" office:value="895677.6" calcext:value-type="float">
            <text:p>895677,6</text:p>
          </table:table-cell>
          <table:table-cell table:formula="of:=AVERAGE([.H39:.H68])" office:value-type="float" office:value="156871.5" calcext:value-type="float">
            <text:p>156871,5</text:p>
          </table:table-cell>
          <table:table-cell table:formula="of:=AVERAGE([.I39:.I68])" office:value-type="float" office:value="483162.9" calcext:value-type="float">
            <text:p>483162,9</text:p>
          </table:table-cell>
          <table:table-cell table:formula="of:=AVERAGE([.J39:.J68])" office:value-type="float" office:value="88973.9" calcext:value-type="float">
            <text:p>88973,9</text:p>
          </table:table-cell>
          <table:table-cell table:formula="of:=AVERAGE([.K39:.K68])" office:value-type="float" office:value="257075.233333333" calcext:value-type="float">
            <text:p>257075,233333333</text:p>
          </table:table-cell>
          <table:table-cell table:formula="of:=AVERAGE([.L39:.L68])" office:value-type="float" office:value="65739.9" calcext:value-type="float">
            <text:p>65739,9</text:p>
          </table:table-cell>
          <table:table-cell table:formula="of:=AVERAGE([.M39:.M68])" office:value-type="float" office:value="153913.1" calcext:value-type="float">
            <text:p>153913,1</text:p>
          </table:table-cell>
          <table:table-cell table:formula="of:=AVERAGE([.N39:.N68])" office:value-type="float" office:value="63635.1666666667" calcext:value-type="float">
            <text:p>63635,1666666667</text:p>
          </table:table-cell>
          <table:table-cell table:formula="of:=AVERAGE([.O39:.O68])" office:value-type="float" office:value="164111.433333333" calcext:value-type="float">
            <text:p>164111,433333333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00:02:37.1599004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8:49:06.290751626</meta:creation-date>
    <dc:date>2019-05-13T01:58:30.227185658</dc:date>
    <meta:editing-duration>PT35M48S</meta:editing-duration>
    <meta:editing-cycles>10</meta:editing-cycles>
    <meta:generator>LibreOffice/6.0.7.3$Linux_X86_64 LibreOffice_project/00m0$Build-3</meta:generator>
    <meta:document-statistic meta:table-count="1" meta:cell-count="1448" meta:object-count="0"/>
  </office:meta>
</office:document-meta>
</file>